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074">
            <text:p>1074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837988826815632">
            <text:p>-0.8379888268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080">
            <text:p>1080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2.96296296296296">
            <text:p>2.96296296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22">
            <text:p>722</text:p>
          </table:table-cell>
          <table:table-cell table:formula="of:=IF(AND([.B4]&gt;[.E4];[.H4]=1);1;&quot;&quot;)" office:value-type="float" office:value="1">
            <text:p>1</text:p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3.601108033241">
            <text:p>3.6011080332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458">
            <text:p>145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411522633744866">
            <text:p>0.4115226337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office:value-type="float" office:value="786">
            <text:p>786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-0.127226463104321">
            <text:p>-0.1272264631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765">
            <text:p>765</text:p>
          </table:table-cell>
          <table:table-cell table:formula="of:=IF(AND([.B7]&gt;[.E7];[.H7]=1);1;&quot;&quot;)" office:value-type="float" office:value="1">
            <text:p>1</text:p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2.87581699346404">
            <text:p>2.8758169935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88">
            <text:p>988</text:p>
          </table:table-cell>
          <table:table-cell table:formula="of:=IF(AND([.B8]&gt;[.E8];[.H8]=1);1;&quot;&quot;)" office:value-type="float" office:value="1">
            <text:p>1</text:p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3.03643724696356">
            <text:p>3.036437247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360">
            <text:p>1360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 office:value-type="float" office:value="1">
            <text:p>1</text:p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 office:value-type="float" office:value="1">
            <text:p>1</text:p>
          </table:table-cell>
          <table:table-cell/>
          <table:table-cell table:formula="of:=([.D9]/[.E9]*100)-100" office:value-type="float" office:value="-0.955882352941174">
            <text:p>-0.9558823529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634">
            <text:p>63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3.31230283911673">
            <text:p>3.3123028391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230">
            <text:p>12230</text:p>
          </table:table-cell>
          <table:table-cell office:value-type="float" office:value="1">
            <text:p>1</text:p>
          </table:table-cell>
          <table:table-cell office:value-type="float" office:value="12254">
            <text:p>12254</text:p>
          </table:table-cell>
          <table:table-cell office:value-type="float" office:value="12225">
            <text:p>1222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0.237218813905926">
            <text:p>0.2372188139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2012">
            <text:p>201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1.04373757455269">
            <text:p>1.0437375746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969425801640568">
            <text:p>0.9694258016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float" office:value="3039">
            <text:p>3039</text:p>
          </table:table-cell>
          <table:table-cell office:value-type="float" office:value="3042">
            <text:p>3042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 office:value-type="float" office:value="1">
            <text:p>1</text:p>
          </table:table-cell>
          <table:table-cell/>
          <table:table-cell table:formula="of:=([.D14]/[.E14]*100)-100" office:value-type="float" office:value="-0.0986193293885549">
            <text:p>-0.0986193294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1818">
            <text:p>1818</text:p>
          </table:table-cell>
          <table:table-cell office:value-type="float" office:value="1838">
            <text:p>1838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1.08813928182808">
            <text:p>-1.0881392818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185">
            <text:p>1185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0.421940928270033">
            <text:p>-0.4219409283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964">
            <text:p>96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0.933609958506224">
            <text:p>-0.9336099585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13">
            <text:p>1713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696">
            <text:p>1696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06367924528301">
            <text:p>2.0636792453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57">
            <text:p>1257</text:p>
          </table:table-cell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float" office:value="1261">
            <text:p>1261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11022997620935">
            <text:p>-1.1102299762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628">
            <text:p>1628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4.23832923832924">
            <text:p>-4.2383292383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35">
            <text:p>4035</text:p>
          </table:table-cell>
          <table:table-cell office:value-type="float" office:value="0">
            <text:p>0</text:p>
          </table:table-cell>
          <table:table-cell office:value-type="float" office:value="4069">
            <text:p>4069</text:p>
          </table:table-cell>
          <table:table-cell office:value-type="float" office:value="4070">
            <text:p>407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0.0245700245700249">
            <text:p>-0.0245700246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9">
            <text:p>1199</text:p>
          </table:table-cell>
          <table:table-cell office:value-type="float" office:value="1">
            <text:p>1</text:p>
          </table:table-cell>
          <table:table-cell table:number-columns-repeated="2" office:value-type="float" office:value="1197">
            <text:p>1197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">
            <text:p>0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4935">
            <text:p>493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0405268490374908">
            <text:p>-0.040526849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045">
            <text:p>4045</text:p>
          </table:table-cell>
          <table:table-cell office:value-type="float" office:value="0">
            <text:p>0</text:p>
          </table:table-cell>
          <table:table-cell office:value-type="float" office:value="4079">
            <text:p>4079</text:p>
          </table:table-cell>
          <table:table-cell office:value-type="float" office:value="4095">
            <text:p>409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0.390720390720389">
            <text:p>-0.3907203907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870">
            <text:p>5870</text:p>
          </table:table-cell>
          <table:table-cell office:value-type="float" office:value="1">
            <text:p>1</text:p>
          </table:table-cell>
          <table:table-cell office:value-type="float" office:value="5894">
            <text:p>5894</text:p>
          </table:table-cell>
          <table:table-cell office:value-type="float" office:value="5970">
            <text:p>597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-1.27303182579564">
            <text:p>-1.2730318258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710">
            <text:p>16710</text:p>
          </table:table-cell>
          <table:table-cell office:value-type="float" office:value="1">
            <text:p>1</text:p>
          </table:table-cell>
          <table:table-cell office:value-type="float" office:value="16876">
            <text:p>16876</text:p>
          </table:table-cell>
          <table:table-cell office:value-type="float" office:value="16860">
            <text:p>1686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0.0948991696322565">
            <text:p>0.0948991696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571">
            <text:p>2571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0.350058343057171">
            <text:p>0.3500583431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float" office:value="1854">
            <text:p>1854</text:p>
          </table:table-cell>
          <table:table-cell office:value-type="float" office:value="1871">
            <text:p>187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908605024051312">
            <text:p>-0.9086050241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78">
            <text:p>1178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87">
            <text:p>1187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-0.336983993260318">
            <text:p>-0.3369839933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870">
            <text:p>4870</text:p>
          </table:table-cell>
          <table:table-cell office:value-type="float" office:value="1">
            <text:p>1</text:p>
          </table:table-cell>
          <table:table-cell office:value-type="float" office:value="4759">
            <text:p>4759</text:p>
          </table:table-cell>
          <table:table-cell office:value-type="float" office:value="4790">
            <text:p>479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647181628392474">
            <text:p>-0.6471816284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10">
            <text:p>531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-1.12994350282486">
            <text:p>-1.1299435028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office:value-type="float" office:value="796">
            <text:p>796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879396984924625">
            <text:p>-0.8793969849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1820">
            <text:p>1820</text:p>
          </table:table-cell>
          <table:table-cell office:value-type="float" office:value="1777">
            <text:p>1777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2.4198086662915">
            <text:p>2.4198086663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2.39808153477219">
            <text:p>2.3980815348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235">
            <text:p>2235</text:p>
          </table:table-cell>
          <table:table-cell office:value-type="float" office:value="2070">
            <text:p>2070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7.97101449275361">
            <text:p>7.9710144928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435">
            <text:p>2435</text:p>
          </table:table-cell>
          <table:table-cell office:value-type="float" office:value="2397">
            <text:p>239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1.58531497705465">
            <text:p>1.5853149771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2358">
            <text:p>2358</text:p>
          </table:table-cell>
          <table:table-cell office:value-type="float" office:value="2368">
            <text:p>236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-0.422297297297305">
            <text:p>-0.4222972973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1167">
            <text:p>1167</text:p>
          </table:table-cell>
          <table:table-cell office:value-type="float" office:value="1172">
            <text:p>117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 office:value-type="float" office:value="1">
            <text:p>1</text:p>
          </table:table-cell>
          <table:table-cell/>
          <table:table-cell table:formula="of:=([.D38]/[.E38]*100)-100" office:value-type="float" office:value="-0.426621160409553">
            <text:p>-0.4266211604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565">
            <text:p>3565</text:p>
          </table:table-cell>
          <table:table-cell office:value-type="float" office:value="0">
            <text:p>0</text:p>
          </table:table-cell>
          <table:table-cell office:value-type="float" office:value="3566">
            <text:p>3566</text:p>
          </table:table-cell>
          <table:table-cell office:value-type="float" office:value="3601">
            <text:p>360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0.971952235490136">
            <text:p>-0.9719522355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float" office:value="1602">
            <text:p>1602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0.998751560549323">
            <text:p>0.9987515605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430">
            <text:p>2430</text:p>
          </table:table-cell>
          <table:table-cell office:value-type="float" office:value="2423">
            <text:p>2423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0.288898060255875">
            <text:p>0.2888980603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50">
            <text:p>8650</text:p>
          </table:table-cell>
          <table:table-cell office:value-type="float" office:value="1">
            <text:p>1</text:p>
          </table:table-cell>
          <table:table-cell office:value-type="float" office:value="8555">
            <text:p>8555</text:p>
          </table:table-cell>
          <table:table-cell office:value-type="float" office:value="8580">
            <text:p>858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0.291375291375289">
            <text:p>-0.2913752914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60">
            <text:p>6760</text:p>
          </table:table-cell>
          <table:table-cell office:value-type="float" office:value="0">
            <text:p>0</text:p>
          </table:table-cell>
          <table:table-cell office:value-type="float" office:value="6720">
            <text:p>6720</text:p>
          </table:table-cell>
          <table:table-cell office:value-type="float" office:value="6840">
            <text:p>684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75438596491229">
            <text:p>-1.7543859649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402">
            <text:p>1402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0.855920114122682">
            <text:p>-0.8559201141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948">
            <text:p>1948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6.72484599589322">
            <text:p>-6.7248459959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860">
            <text:p>3860</text:p>
          </table:table-cell>
          <table:table-cell office:value-type="float" office:value="1">
            <text:p>1</text:p>
          </table:table-cell>
          <table:table-cell office:value-type="float" office:value="3813">
            <text:p>3813</text:p>
          </table:table-cell>
          <table:table-cell office:value-type="float" office:value="3790">
            <text:p>379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0.606860158311349">
            <text:p>0.6068601583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635">
            <text:p>2635</text:p>
          </table:table-cell>
          <table:table-cell table:formula="of:=IF(AND([.B47]&gt;[.E47];[.H47]=1);1;&quot;&quot;)" office:value-type="float" office:value="1">
            <text:p>1</text:p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.56925996204933">
            <text:p>0.569259962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office:value-type="float" office:value="3517">
            <text:p>3517</text:p>
          </table:table-cell>
          <table:table-cell office:value-type="float" office:value="3580">
            <text:p>358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-1.75977653631286">
            <text:p>-1.7597765363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1.68067226890756">
            <text:p>1.6806722689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  <table:table-cell office:value-type="float" office:value="2890">
            <text:p>2890</text:p>
          </table:table-cell>
          <table:table-cell office:value-type="float" office:value="2795">
            <text:p>2795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3.39892665474059">
            <text:p>3.3989266547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190">
            <text:p>5190</text:p>
          </table:table-cell>
          <table:table-cell office:value-type="float" office:value="0">
            <text:p>0</text:p>
          </table:table-cell>
          <table:table-cell office:value-type="float" office:value="5175">
            <text:p>5175</text:p>
          </table:table-cell>
          <table:table-cell office:value-type="float" office:value="5260">
            <text:p>526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1.61596958174906">
            <text:p>-1.6159695817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35">
            <text:p>2135</text:p>
          </table:table-cell>
          <table:table-cell office:value-type="float" office:value="2134">
            <text:p>2134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0468603561386942">
            <text:p>0.0468603561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275">
            <text:p>3275</text:p>
          </table:table-cell>
          <table:table-cell office:value-type="float" office:value="1">
            <text:p>1</text:p>
          </table:table-cell>
          <table:table-cell office:value-type="float" office:value="3299">
            <text:p>3299</text:p>
          </table:table-cell>
          <table:table-cell office:value-type="float" office:value="3365">
            <text:p>336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 office:value-type="float" office:value="1">
            <text:p>1</text:p>
          </table:table-cell>
          <table:table-cell/>
          <table:table-cell table:formula="of:=([.D53]/[.E53]*100)-100" office:value-type="float" office:value="-1.96136701337296">
            <text:p>-1.9613670134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32">
            <text:p>2432</text:p>
          </table:table-cell>
          <table:table-cell office:value-type="float" office:value="1">
            <text:p>1</text:p>
          </table:table-cell>
          <table:table-cell office:value-type="float" office:value="2444">
            <text:p>2444</text:p>
          </table:table-cell>
          <table:table-cell office:value-type="float" office:value="2462">
            <text:p>2462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-0.731112916328186">
            <text:p>-0.7311129163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49">
            <text:p>2349</text:p>
          </table:table-cell>
          <table:table-cell office:value-type="float" office:value="0">
            <text:p>0</text:p>
          </table:table-cell>
          <table:table-cell office:value-type="float" office:value="2353">
            <text:p>2353</text:p>
          </table:table-cell>
          <table:table-cell office:value-type="float" office:value="2380">
            <text:p>238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1.1344537815126">
            <text:p>-1.1344537815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float" office:value="696">
            <text:p>696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 office:value-type="float" office:value="1">
            <text:p>1</text:p>
          </table:table-cell>
          <table:table-cell/>
          <table:table-cell table:formula="of:=([.D56]/[.E56]*100)-100" office:value-type="float" office:value="-3.5919540229885">
            <text:p>-3.59195402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35">
            <text:p>4335</text:p>
          </table:table-cell>
          <table:table-cell office:value-type="float" office:value="0">
            <text:p>0</text:p>
          </table:table-cell>
          <table:table-cell office:value-type="float" office:value="4377">
            <text:p>4377</text:p>
          </table:table-cell>
          <table:table-cell office:value-type="float" office:value="4380">
            <text:p>438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0.0684931506849296">
            <text:p>-0.0684931507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10">
            <text:p>5210</text:p>
          </table:table-cell>
          <table:table-cell office:value-type="float" office:value="0">
            <text:p>0</text:p>
          </table:table-cell>
          <table:table-cell office:value-type="float" office:value="5224">
            <text:p>5224</text:p>
          </table:table-cell>
          <table:table-cell office:value-type="float" office:value="5260">
            <text:p>526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0.684410646387832">
            <text:p>-0.6844106464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26">
            <text:p>4026</text:p>
          </table:table-cell>
          <table:table-cell office:value-type="float" office:value="0">
            <text:p>0</text:p>
          </table:table-cell>
          <table:table-cell office:value-type="float" office:value="4043">
            <text:p>4043</text:p>
          </table:table-cell>
          <table:table-cell office:value-type="float" office:value="4114">
            <text:p>4114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1.72581429265921">
            <text:p>-1.7258142927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53">
            <text:p>1553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1543">
            <text:p>1543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1.749837977965">
            <text:p>1.749837978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44">
            <text:p>1044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39">
            <text:p>1039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0.769971126082766">
            <text:p>0.7699711261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office:value-type="float" office:value="1056">
            <text:p>1056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-0.568181818181827">
            <text:p>-0.5681818182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448">
            <text:p>5448</text:p>
          </table:table-cell>
          <table:table-cell office:value-type="float" office:value="5320">
            <text:p>53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2.40601503759399">
            <text:p>2.4060150376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 office:value-type="float" office:value="1824">
            <text:p>1824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0.493421052631575">
            <text:p>-0.493421052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29">
            <text:p>5329</text:p>
          </table:table-cell>
          <table:table-cell office:value-type="float" office:value="5170">
            <text:p>517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3.07543520309477">
            <text:p>3.0754352031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37">
            <text:p>3537</text:p>
          </table:table-cell>
          <table:table-cell office:value-type="float" office:value="3460">
            <text:p>3460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2.22543352601157">
            <text:p>2.225433526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05">
            <text:p>1805</text:p>
          </table:table-cell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1826">
            <text:p>1826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-1.1500547645126">
            <text:p>-1.1500547645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float" office:value="1961">
            <text:p>1961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1.73380928097909">
            <text:p>-1.73380928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486">
            <text:p>5486</text:p>
          </table:table-cell>
          <table:table-cell office:value-type="float" office:value="5510">
            <text:p>551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0.43557168784028">
            <text:p>-0.4355716878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01">
            <text:p>1601</text:p>
          </table:table-cell>
          <table:table-cell office:value-type="float" office:value="1">
            <text:p>1</text:p>
          </table:table-cell>
          <table:table-cell office:value-type="float" office:value="1643">
            <text:p>1643</text:p>
          </table:table-cell>
          <table:table-cell office:value-type="float" office:value="1623">
            <text:p>162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1.23228589032655">
            <text:p>1.2322858903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45">
            <text:p>2245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223">
            <text:p>2223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1.52946468735942">
            <text:p>1.5294646874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13">
            <text:p>81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1.3530135301353">
            <text:p>1.3530135301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37">
            <text:p>1937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878">
            <text:p>1878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4.20660276890308">
            <text:p>4.2066027689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140">
            <text:p>14140</text:p>
          </table:table-cell>
          <table:table-cell office:value-type="float" office:value="0">
            <text:p>0</text:p>
          </table:table-cell>
          <table:table-cell office:value-type="float" office:value="14159">
            <text:p>14159</text:p>
          </table:table-cell>
          <table:table-cell office:value-type="float" office:value="14280">
            <text:p>1428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0.847338935574228">
            <text:p>-0.8473389356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0">
            <text:p>2660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602">
            <text:p>2602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15142198308993">
            <text:p>3.1514219831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4974">
            <text:p>4974</text:p>
          </table:table-cell>
          <table:table-cell office:value-type="float" office:value="1">
            <text:p>1</text:p>
          </table:table-cell>
          <table:table-cell office:value-type="float" office:value="4996">
            <text:p>4996</text:p>
          </table:table-cell>
          <table:table-cell office:value-type="float" office:value="5076">
            <text:p>507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-1.57604412923563">
            <text:p>-1.5760441292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00">
            <text:p>9600</text:p>
          </table:table-cell>
          <table:table-cell office:value-type="float" office:value="1">
            <text:p>1</text:p>
          </table:table-cell>
          <table:table-cell office:value-type="float" office:value="9525">
            <text:p>9525</text:p>
          </table:table-cell>
          <table:table-cell office:value-type="float" office:value="9770">
            <text:p>97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2.50767656090072">
            <text:p>-2.5076765609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27">
            <text:p>1027</text:p>
          </table:table-cell>
          <table:table-cell office:value-type="float" office:value="1034">
            <text:p>1034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676982591876211">
            <text:p>-0.6769825919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1446">
            <text:p>144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1.38312586445366">
            <text:p>-1.3831258645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922">
            <text:p>922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0.542299349240778">
            <text:p>-0.5422993492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57">
            <text:p>1157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0.3457216940363">
            <text:p>-0.345721694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95">
            <text:p>495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 office:value-type="float" office:value="1">
            <text:p>1</text:p>
          </table:table-cell>
          <table:table-cell/>
          <table:table-cell table:formula="of:=([.D82]/[.E82]*100)-100" office:value-type="float" office:value="-0.404040404040401">
            <text:p>-0.404040404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 office:value-type="float" office:value="139">
            <text:p>13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  <table:table-cell office:value-type="float" office:value="2759">
            <text:p>2759</text:p>
          </table:table-cell>
          <table:table-cell office:value-type="float" office:value="2769">
            <text:p>2769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0.361141206211627">
            <text:p>-0.3611412062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office:value-type="float" office:value="567">
            <text:p>567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1.94003527336861">
            <text:p>1.940035273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2953">
            <text:p>2953</text:p>
          </table:table-cell>
          <table:table-cell table:formula="of:=IF(AND([.B86]&gt;[.E86];[.H86]=1);1;&quot;&quot;)" office:value-type="float" office:value="1">
            <text:p>1</text:p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0.609549610565523">
            <text:p>0.6095496106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60">
            <text:p>146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28">
            <text:p>1428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3.99159663865547">
            <text:p>3.9915966387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3288">
            <text:p>3288</text:p>
          </table:table-cell>
          <table:table-cell office:value-type="float" office:value="3110">
            <text:p>311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5.72347266881027">
            <text:p>5.7234726688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1329">
            <text:p>132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3.61173814898419">
            <text:p>3.611738149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0.0598802395209503">
            <text:p>0.0598802395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514">
            <text:p>514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4.08560311284047">
            <text:p>4.0856031128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026">
            <text:p>2026</text:p>
          </table:table-cell>
          <table:table-cell table:formula="of:=IF(AND([.B92]&gt;[.E92];[.H92]=1);1;&quot;&quot;)" office:value-type="float" office:value="1">
            <text:p>1</text:p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1.33267522211253">
            <text:p>1.3326752221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1871">
            <text:p>1871</text:p>
          </table:table-cell>
          <table:table-cell office:value-type="float" office:value="1855">
            <text:p>1855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0.86253369272238">
            <text:p>0.8625336927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33">
            <text:p>1033</text:p>
          </table:table-cell>
          <table:table-cell office:value-type="float" office:value="1007">
            <text:p>1007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2.58192651439921">
            <text:p>2.5819265144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table:number-columns-repeated="2" office:value-type="float" office:value="383">
            <text:p>383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0">
            <text:p>0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47">
            <text:p>2147</text:p>
          </table:table-cell>
          <table:table-cell office:value-type="float" office:value="2125">
            <text:p>212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1.03529411764707">
            <text:p>1.0352941176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office:value-type="float" office:value="726">
            <text:p>726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0.826446280991732">
            <text:p>0.826446281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00">
            <text:p>70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5.85714285714285">
            <text:p>5.8571428571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536">
            <text:p>536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2.42537313432835">
            <text:p>2.4253731343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office:value-type="float" office:value="2122">
            <text:p>2122</text:p>
          </table:table-cell>
          <table:table-cell office:value-type="float" office:value="2043">
            <text:p>2043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3.86686245717082">
            <text:p>3.8668624572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79">
            <text:p>579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0.518134715025909">
            <text:p>-0.518134715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100">
            <text:p>11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5.54545454545455">
            <text:p>-5.545454545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office:value-type="float" office:value="527">
            <text:p>52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3.2258064516129">
            <text:p>3.2258064516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office:value-type="float" office:value="3832">
            <text:p>3832</text:p>
          </table:table-cell>
          <table:table-cell office:value-type="float" office:value="4595">
            <text:p>459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16.6050054406964">
            <text:p>-16.6050054407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58">
            <text:p>1358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0.0769822940723657">
            <text:p>0.0769822941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0.735294117647058">
            <text:p>0.735294117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1">
            <text:p>1</text:p>
          </table:table-cell>
          <table:table-cell office:value-type="float" office:value="2710">
            <text:p>2710</text:p>
          </table:table-cell>
          <table:table-cell office:value-type="float" office:value="2703">
            <text:p>2703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 office:value-type="float" office:value="1">
            <text:p>1</text:p>
          </table:table-cell>
          <table:table-cell/>
          <table:table-cell table:formula="of:=([.D107]/[.E107]*100)-100" office:value-type="float" office:value="0.258971513133559">
            <text:p>0.258971513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2">
            <text:p>58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0.687285223367695">
            <text:p>-0.6872852234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0.204498977505111">
            <text:p>-0.2044989775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29">
            <text:p>6329</text:p>
          </table:table-cell>
          <table:table-cell office:value-type="float" office:value="0">
            <text:p>0</text:p>
          </table:table-cell>
          <table:table-cell office:value-type="float" office:value="6304">
            <text:p>6304</text:p>
          </table:table-cell>
          <table:table-cell office:value-type="float" office:value="6383">
            <text:p>6383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23766254112486">
            <text:p>-1.2376625411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1803">
            <text:p>1803</text:p>
          </table:table-cell>
          <table:table-cell table:formula="of:=IF(AND([.B111]&gt;[.E111];[.H111]=1);1;&quot;&quot;)" office:value-type="float" office:value="1">
            <text:p>1</text:p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0.554631170271762">
            <text:p>0.5546311703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19">
            <text:p>1219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2.6251025430681">
            <text:p>2.6251025431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14">
            <text:p>1714</text:p>
          </table:table-cell>
          <table:table-cell office:value-type="float" office:value="1690">
            <text:p>1690</text:p>
          </table:table-cell>
          <table:table-cell table:formula="of:=IF(AND([.B113]&gt;[.E113];[.H113]=1);1;&quot;&quot;)" office:value-type="float" office:value="1">
            <text:p>1</text:p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1.42011834319527">
            <text:p>1.4201183432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2">
            <text:p>54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922509225092256">
            <text:p>0.9225092251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69">
            <text:p>1869</text:p>
          </table:table-cell>
          <table:table-cell office:value-type="float" office:value="1">
            <text:p>1</text:p>
          </table:table-cell>
          <table:table-cell table:number-columns-repeated="2" office:value-type="float" office:value="1877">
            <text:p>1877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 office:value-type="float" office:value="1">
            <text:p>1</text:p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 office:value-type="float" office:value="1">
            <text:p>1</text:p>
          </table:table-cell>
          <table:table-cell/>
          <table:table-cell table:formula="of:=([.D115]/[.E115]*100)-100" office:value-type="float" office:value="0">
            <text:p>0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office:value-type="float" office:value="1789">
            <text:p>1789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670765790944671">
            <text:p>0.6707657909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673">
            <text:p>67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2.67459138187222">
            <text:p>-2.6745913819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office:value-type="float" office:value="777">
            <text:p>77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 office:value-type="float" office:value="1">
            <text:p>1</text:p>
          </table:table-cell>
          <table:table-cell/>
          <table:table-cell table:formula="of:=([.D118]/[.E118]*100)-100" office:value-type="float" office:value="1.15830115830116">
            <text:p>1.1583011583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47">
            <text:p>1447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0.207325501036635">
            <text:p>0.207325501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1289">
            <text:p>1289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1.2412723041117">
            <text:p>1.2412723041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949">
            <text:p>949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105374077976819">
            <text:p>0.105374078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460">
            <text:p>246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82926829268293">
            <text:p>-1.8292682927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465116279069761">
            <text:p>-0.4651162791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766">
            <text:p>176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1.3590033975085">
            <text:p>1.3590033975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53">
            <text:p>653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1.3782542113323">
            <text:p>1.3782542113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08">
            <text:p>1308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.688073394495419">
            <text:p>0.6880733945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table:number-columns-repeated="2" office:value-type="float" office:value="1506">
            <text:p>1506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0">
            <text:p>0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4875">
            <text:p>4875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3.58974358974359">
            <text:p>-3.5897435897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190">
            <text:p>6190</text:p>
          </table:table-cell>
          <table:table-cell office:value-type="float" office:value="1">
            <text:p>1</text:p>
          </table:table-cell>
          <table:table-cell office:value-type="float" office:value="6229">
            <text:p>6229</text:p>
          </table:table-cell>
          <table:table-cell office:value-type="float" office:value="6280">
            <text:p>628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-0.812101910828019">
            <text:p>-0.812101910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office:value-type="float" office:value="1119">
            <text:p>1119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2.8596961572833">
            <text:p>2.8596961573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float" office:value="5209">
            <text:p>5209</text:p>
          </table:table-cell>
          <table:table-cell office:value-type="float" office:value="5145">
            <text:p>5145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1.24392614188534">
            <text:p>1.2439261419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30">
            <text:p>5730</text:p>
          </table:table-cell>
          <table:table-cell office:value-type="float" office:value="0">
            <text:p>0</text:p>
          </table:table-cell>
          <table:table-cell office:value-type="float" office:value="5736">
            <text:p>5736</text:p>
          </table:table-cell>
          <table:table-cell office:value-type="float" office:value="5710">
            <text:p>57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455341506129599">
            <text:p>0.4553415061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675">
            <text:p>1675</text:p>
          </table:table-cell>
          <table:table-cell office:value-type="float" office:value="1663">
            <text:p>1663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0.721587492483451">
            <text:p>0.7215874925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4">
            <text:p>1344</text:p>
          </table:table-cell>
          <table:table-cell office:value-type="float" office:value="1340">
            <text:p>1340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 office:value-type="float" office:value="1">
            <text:p>1</text:p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 office:value-type="float" office:value="1">
            <text:p>1</text:p>
          </table:table-cell>
          <table:table-cell/>
          <table:table-cell table:formula="of:=([.D135]/[.E135]*100)-100" office:value-type="float" office:value="0.298507462686558">
            <text:p>0.2985074627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0">
            <text:p>4770</text:p>
          </table:table-cell>
          <table:table-cell office:value-type="float" office:value="1">
            <text:p>1</text:p>
          </table:table-cell>
          <table:table-cell office:value-type="float" office:value="4802">
            <text:p>4802</text:p>
          </table:table-cell>
          <table:table-cell office:value-type="float" office:value="4835">
            <text:p>48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 office:value-type="float" office:value="1">
            <text:p>1</text:p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 office:value-type="float" office:value="1">
            <text:p>1</text:p>
          </table:table-cell>
          <table:table-cell/>
          <table:table-cell table:formula="of:=([.D136]/[.E136]*100)-100" office:value-type="float" office:value="-0.682523267838675">
            <text:p>-0.6825232678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206">
            <text:p>2206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166">
            <text:p>2166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1.84672206832872">
            <text:p>1.846722068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207">
            <text:p>4207</text:p>
          </table:table-cell>
          <table:table-cell office:value-type="float" office:value="4105">
            <text:p>410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2.48477466504262">
            <text:p>2.484774665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84">
            <text:p>5784</text:p>
          </table:table-cell>
          <table:table-cell office:value-type="float" office:value="5880">
            <text:p>588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-1.63265306122449">
            <text:p>-1.6326530612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42">
            <text:p>7942</text:p>
          </table:table-cell>
          <table:table-cell office:value-type="float" office:value="1">
            <text:p>1</text:p>
          </table:table-cell>
          <table:table-cell office:value-type="float" office:value="8006">
            <text:p>8006</text:p>
          </table:table-cell>
          <table:table-cell office:value-type="float" office:value="7943">
            <text:p>7943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0.793151202316508">
            <text:p>0.7931512023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810">
            <text:p>1810</text:p>
          </table:table-cell>
          <table:table-cell office:value-type="float" office:value="1784">
            <text:p>1784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1.45739910313903">
            <text:p>1.4573991031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330">
            <text:p>15330</text:p>
          </table:table-cell>
          <table:table-cell office:value-type="float" office:value="1">
            <text:p>1</text:p>
          </table:table-cell>
          <table:table-cell office:value-type="float" office:value="15364">
            <text:p>15364</text:p>
          </table:table-cell>
          <table:table-cell office:value-type="float" office:value="15700">
            <text:p>1570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2.14012738853503">
            <text:p>-2.1401273885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79">
            <text:p>4179</text:p>
          </table:table-cell>
          <table:table-cell office:value-type="float" office:value="4210">
            <text:p>421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 office:value-type="float" office:value="1">
            <text:p>1</text:p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 office:value-type="float" office:value="1">
            <text:p>1</text:p>
          </table:table-cell>
          <table:table-cell/>
          <table:table-cell table:formula="of:=([.D143]/[.E143]*100)-100" office:value-type="float" office:value="-0.736342042755339">
            <text:p>-0.7363420428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1">
            <text:p>1</text:p>
          </table:table-cell>
          <table:table-cell office:value-type="float" office:value="7434">
            <text:p>7434</text:p>
          </table:table-cell>
          <table:table-cell office:value-type="float" office:value="7460">
            <text:p>74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 office:value-type="float" office:value="1">
            <text:p>1</text:p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 office:value-type="float" office:value="1">
            <text:p>1</text:p>
          </table:table-cell>
          <table:table-cell/>
          <table:table-cell table:formula="of:=([.D144]/[.E144]*100)-100" office:value-type="float" office:value="-0.348525469168905">
            <text:p>-0.3485254692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701">
            <text:p>2701</text:p>
          </table:table-cell>
          <table:table-cell office:value-type="float" office:value="2708">
            <text:p>2708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-0.258493353028072">
            <text:p>-0.258493353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15">
            <text:p>3215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3250">
            <text:p>325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553846153846152">
            <text:p>-0.5538461538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139">
            <text:p>5139</text:p>
          </table:table-cell>
          <table:table-cell office:value-type="float" office:value="5150">
            <text:p>515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0.213592233009706">
            <text:p>-0.213592233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70">
            <text:p>7270</text:p>
          </table:table-cell>
          <table:table-cell office:value-type="float" office:value="7120">
            <text:p>712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2.1067415730337">
            <text:p>2.106741573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216">
            <text:p>2216</text:p>
          </table:table-cell>
          <table:table-cell office:value-type="float" office:value="2217">
            <text:p>221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 office:value-type="float" office:value="1">
            <text:p>1</text:p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 office:value-type="float" office:value="1">
            <text:p>1</text:p>
          </table:table-cell>
          <table:table-cell/>
          <table:table-cell table:formula="of:=([.D149]/[.E149]*100)-100" office:value-type="float" office:value="-0.0451059990978848">
            <text:p>-0.0451059991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00">
            <text:p>2000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0.75">
            <text:p>0.75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15">
            <text:p>2315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  <table:table-cell office:value-type="float" office:value="2365">
            <text:p>2365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2.41014799154333">
            <text:p>2.4101479915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4">
            <text:p>4094</text:p>
          </table:table-cell>
          <table:table-cell office:value-type="float" office:value="1">
            <text:p>1</text:p>
          </table:table-cell>
          <table:table-cell office:value-type="float" office:value="4084">
            <text:p>4084</text:p>
          </table:table-cell>
          <table:table-cell office:value-type="float" office:value="4083">
            <text:p>4083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0.0244917952485935">
            <text:p>0.0244917952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20">
            <text:p>7420</text:p>
          </table:table-cell>
          <table:table-cell office:value-type="float" office:value="1">
            <text:p>1</text:p>
          </table:table-cell>
          <table:table-cell office:value-type="float" office:value="7465">
            <text:p>7465</text:p>
          </table:table-cell>
          <table:table-cell office:value-type="float" office:value="7450">
            <text:p>745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 office:value-type="float" office:value="1">
            <text:p>1</text:p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 office:value-type="float" office:value="1">
            <text:p>1</text:p>
          </table:table-cell>
          <table:table-cell/>
          <table:table-cell table:formula="of:=([.D153]/[.E153]*100)-100" office:value-type="float" office:value="0.201342281879207">
            <text:p>0.2013422819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28">
            <text:p>2228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219">
            <text:p>2219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1.98287516899505">
            <text:p>1.982875169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696">
            <text:p>1696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0.471698113207552">
            <text:p>-0.4716981132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72">
            <text:p>272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1.10294117647058">
            <text:p>-1.1029411765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1.30718954248366">
            <text:p>-1.3071895425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284">
            <text:p>228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0140105078809">
            <text:p>2.0140105079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office:value-type="float" office:value="2287">
            <text:p>2287</text:p>
          </table:table-cell>
          <table:table-cell office:value-type="float" office:value="2270">
            <text:p>227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0.748898678414093">
            <text:p>0.7488986784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table:number-columns-repeated="2" office:value-type="float" office:value="1444">
            <text:p>1444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0">
            <text:p>0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1">
            <text:p>1</text:p>
          </table:table-cell>
          <table:table-cell office:value-type="float" office:value="2990">
            <text:p>2990</text:p>
          </table:table-cell>
          <table:table-cell office:value-type="float" office:value="3005">
            <text:p>3005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0.499168053244588">
            <text:p>-0.4991680532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987">
            <text:p>4987</text:p>
          </table:table-cell>
          <table:table-cell office:value-type="float" office:value="5010">
            <text:p>501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0.459081836327343">
            <text:p>-0.4590818363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483">
            <text:p>48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1.65631469979297">
            <text:p>1.6563146998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90">
            <text:p>4290</text:p>
          </table:table-cell>
          <table:table-cell office:value-type="float" office:value="1">
            <text:p>1</text:p>
          </table:table-cell>
          <table:table-cell office:value-type="float" office:value="4292">
            <text:p>4292</text:p>
          </table:table-cell>
          <table:table-cell office:value-type="float" office:value="4280">
            <text:p>428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0.280373831775705">
            <text:p>0.280373831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45">
            <text:p>1245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 office:value-type="float" office:value="1">
            <text:p>1</text:p>
          </table:table-cell>
          <table:table-cell/>
          <table:table-cell table:formula="of:=([.D166]/[.E166]*100)-100" office:value-type="float" office:value="0.240963855421697">
            <text:p>0.2409638554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825">
            <text:p>4825</text:p>
          </table:table-cell>
          <table:table-cell office:value-type="float" office:value="1">
            <text:p>1</text:p>
          </table:table-cell>
          <table:table-cell office:value-type="float" office:value="4802">
            <text:p>4802</text:p>
          </table:table-cell>
          <table:table-cell office:value-type="float" office:value="4860">
            <text:p>486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1.19341563786008">
            <text:p>-1.1934156379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1823">
            <text:p>1823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2.57816785518376">
            <text:p>2.5781678552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29">
            <text:p>72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0.823045267489704">
            <text:p>0.823045267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1.11587982832617">
            <text:p>1.1158798283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1939">
            <text:p>1939</text:p>
          </table:table-cell>
          <table:table-cell office:value-type="float" office:value="1965">
            <text:p>1965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-1.32315521628499">
            <text:p>-1.323155216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10">
            <text:p>4910</text:p>
          </table:table-cell>
          <table:table-cell office:value-type="float" office:value="1">
            <text:p>1</text:p>
          </table:table-cell>
          <table:table-cell office:value-type="float" office:value="4838">
            <text:p>4838</text:p>
          </table:table-cell>
          <table:table-cell office:value-type="float" office:value="4780">
            <text:p>478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1.21338912133891">
            <text:p>1.213389121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44">
            <text:p>1544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1510">
            <text:p>151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3.44370860927152">
            <text:p>3.4437086093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633">
            <text:p>633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2.21169036334913">
            <text:p>2.2116903633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50">
            <text:p>6150</text:p>
          </table:table-cell>
          <table:table-cell office:value-type="float" office:value="1">
            <text:p>1</text:p>
          </table:table-cell>
          <table:table-cell office:value-type="float" office:value="6105">
            <text:p>6105</text:p>
          </table:table-cell>
          <table:table-cell office:value-type="float" office:value="6100">
            <text:p>610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0819672131147513">
            <text:p>0.0819672131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764">
            <text:p>764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3.01047120418849">
            <text:p>3.0104712042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795454545454547">
            <text:p>-0.7954545455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478">
            <text:p>147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 office:value-type="float" office:value="1">
            <text:p>1</text:p>
          </table:table-cell>
          <table:table-cell/>
          <table:table-cell table:formula="of:=([.D178]/[.E178]*100)-100" office:value-type="float" office:value="-0.947225981055482">
            <text:p>-0.9472259811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 office:value-type="float" office:value="1130">
            <text:p>1130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619469026548671">
            <text:p>-0.6194690265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0">
            <text:p>0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table:number-columns-repeated="2" office:value-type="float" office:value="302">
            <text:p>302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0">
            <text:p>0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76">
            <text:p>4676</text:p>
          </table:table-cell>
          <table:table-cell office:value-type="float" office:value="0">
            <text:p>0</text:p>
          </table:table-cell>
          <table:table-cell office:value-type="float" office:value="4713">
            <text:p>4713</text:p>
          </table:table-cell>
          <table:table-cell office:value-type="float" office:value="4725">
            <text:p>4725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0.253968253968253">
            <text:p>-0.253968254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 office:value-type="float" office:value="1291">
            <text:p>1291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464756003098358">
            <text:p>0.4647560031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432">
            <text:p>2432</text:p>
          </table:table-cell>
          <table:table-cell office:value-type="float" office:value="2420">
            <text:p>24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0.495867768595048">
            <text:p>0.4958677686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02">
            <text:p>1002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0.998003992015967">
            <text:p>0.998003992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450">
            <text:p>10450</text:p>
          </table:table-cell>
          <table:table-cell office:value-type="float" office:value="1">
            <text:p>1</text:p>
          </table:table-cell>
          <table:table-cell office:value-type="float" office:value="10478">
            <text:p>10478</text:p>
          </table:table-cell>
          <table:table-cell office:value-type="float" office:value="10290">
            <text:p>1029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1.82701652089408">
            <text:p>1.8270165209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340">
            <text:p>7340</text:p>
          </table:table-cell>
          <table:table-cell office:value-type="float" office:value="1">
            <text:p>1</text:p>
          </table:table-cell>
          <table:table-cell office:value-type="float" office:value="7241">
            <text:p>7241</text:p>
          </table:table-cell>
          <table:table-cell office:value-type="float" office:value="7250">
            <text:p>725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0.124137931034483">
            <text:p>-0.124137931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520">
            <text:p>8520</text:p>
          </table:table-cell>
          <table:table-cell office:value-type="float" office:value="1">
            <text:p>1</text:p>
          </table:table-cell>
          <table:table-cell office:value-type="float" office:value="8544">
            <text:p>8544</text:p>
          </table:table-cell>
          <table:table-cell office:value-type="float" office:value="8510">
            <text:p>851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0.399529964747344">
            <text:p>0.3995299647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6">
            <text:p>1146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-5.84642233856894">
            <text:p>-5.8464223386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float" office:value="971">
            <text:p>97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0.514933058702354">
            <text:p>0.5149330587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1171">
            <text:p>1171</text:p>
          </table:table-cell>
          <table:table-cell office:value-type="float" office:value="1179">
            <text:p>117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0.678541136556405">
            <text:p>-0.6785411366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1895">
            <text:p>1895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1.26649076517151">
            <text:p>1.2664907652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45">
            <text:p>44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0.674157303370791">
            <text:p>0.6741573034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563">
            <text:p>2563</text:p>
          </table:table-cell>
          <table:table-cell office:value-type="float" office:value="2534">
            <text:p>253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1.1444356748224">
            <text:p>1.1444356748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4">
            <text:p>4064</text:p>
          </table:table-cell>
          <table:table-cell office:value-type="float" office:value="0">
            <text:p>0</text:p>
          </table:table-cell>
          <table:table-cell office:value-type="float" office:value="4094">
            <text:p>4094</text:p>
          </table:table-cell>
          <table:table-cell office:value-type="float" office:value="4134">
            <text:p>4134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0.96758587324625">
            <text:p>-0.9675858732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686">
            <text:p>1686</text:p>
          </table:table-cell>
          <table:table-cell office:value-type="float" office:value="1705">
            <text:p>170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1.11436950146627">
            <text:p>-1.1143695015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  <table:table-cell table:number-columns-repeated="2" office:value-type="float" office:value="2884">
            <text:p>2884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0">
            <text:p>0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74">
            <text:p>574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0.696864111498257">
            <text:p>0.6968641115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49">
            <text:p>749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0.400534045393869">
            <text:p>-0.4005340454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5873015873016">
            <text:p>-1.5873015873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386">
            <text:p>38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1.55440414507773">
            <text:p>1.5544041451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13">
            <text:p>1713</text:p>
          </table:table-cell>
          <table:table-cell office:value-type="float" office:value="1">
            <text:p>1</text:p>
          </table:table-cell>
          <table:table-cell office:value-type="float" office:value="1710">
            <text:p>1710</text:p>
          </table:table-cell>
          <table:table-cell office:value-type="float" office:value="1701">
            <text:p>1701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0.529100529100532">
            <text:p>0.5291005291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791">
            <text:p>2791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2853">
            <text:p>285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1.15667718191378">
            <text:p>-1.1566771819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float" office:value="736">
            <text:p>73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1.22282608695652">
            <text:p>1.222826087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2.08333333333333">
            <text:p>2.0833333333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783">
            <text:p>1783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.96298373527762">
            <text:p>1.9629837353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0.744416873449126">
            <text:p>0.7444168734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47">
            <text:p>1447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1.65860400829303">
            <text:p>1.6586040083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1.75">
            <text:p>-1.75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0.416666666666671">
            <text:p>0.4166666667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95">
            <text:p>395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0.25316455696202">
            <text:p>0.253164557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09">
            <text:p>1509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60">
            <text:p>1460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4.17808219178082">
            <text:p>4.1780821918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972">
            <text:p>97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2.57201646090535">
            <text:p>2.5720164609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1634">
            <text:p>1634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122399020807833">
            <text:p>0.1223990208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1761">
            <text:p>1761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2.38500851788757">
            <text:p>2.3850085179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-0.11389521640092">
            <text:p>-0.1138952164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28">
            <text:p>2628</text:p>
          </table:table-cell>
          <table:table-cell office:value-type="float" office:value="2634">
            <text:p>263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227790432801825">
            <text:p>-0.2277904328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390">
            <text:p>9390</text:p>
          </table:table-cell>
          <table:table-cell office:value-type="float" office:value="1">
            <text:p>1</text:p>
          </table:table-cell>
          <table:table-cell office:value-type="float" office:value="9399">
            <text:p>9399</text:p>
          </table:table-cell>
          <table:table-cell office:value-type="float" office:value="9110">
            <text:p>911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3.17233809001098">
            <text:p>3.17233809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26">
            <text:p>2126</text:p>
          </table:table-cell>
          <table:table-cell office:value-type="float" office:value="1">
            <text:p>1</text:p>
          </table:table-cell>
          <table:table-cell office:value-type="float" office:value="2129">
            <text:p>2129</text:p>
          </table:table-cell>
          <table:table-cell office:value-type="float" office:value="2167">
            <text:p>2167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 office:value-type="float" office:value="1">
            <text:p>1</text:p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 office:value-type="float" office:value="1">
            <text:p>1</text:p>
          </table:table-cell>
          <table:table-cell/>
          <table:table-cell table:formula="of:=([.D220]/[.E220]*100)-100" office:value-type="float" office:value="-1.75357637286572">
            <text:p>-1.7535763729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06">
            <text:p>1306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84">
            <text:p>1284</text:p>
          </table:table-cell>
          <table:table-cell table:formula="of:=IF(AND([.B221]&gt;[.E221];[.H221]=1);1;&quot;&quot;)" office:value-type="float" office:value="1">
            <text:p>1</text:p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0.545171339563865">
            <text:p>0.5451713396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82">
            <text:p>282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1.06382978723406">
            <text:p>1.0638297872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 office:value-type="float" office:value="1148">
            <text:p>1148</text:p>
          </table:table-cell>
          <table:table-cell office:value-type="float" office:value="1149">
            <text:p>1149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0.0870322019147096">
            <text:p>-0.0870322019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office:value-type="float" office:value="2335">
            <text:p>2335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10.4925053533191">
            <text:p>-10.4925053533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59">
            <text:p>1159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22">
            <text:p>1122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5.61497326203208">
            <text:p>5.614973262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7">
            <text:p>2277</text:p>
          </table:table-cell>
          <table:table-cell office:value-type="float" office:value="1">
            <text:p>1</text:p>
          </table:table-cell>
          <table:table-cell office:value-type="float" office:value="2281">
            <text:p>2281</text:p>
          </table:table-cell>
          <table:table-cell office:value-type="float" office:value="2301">
            <text:p>2301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-0.869187309865268">
            <text:p>-0.8691873099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50">
            <text:p>8650</text:p>
          </table:table-cell>
          <table:table-cell office:value-type="float" office:value="0">
            <text:p>0</text:p>
          </table:table-cell>
          <table:table-cell office:value-type="float" office:value="8640">
            <text:p>8640</text:p>
          </table:table-cell>
          <table:table-cell office:value-type="float" office:value="8600">
            <text:p>8600</text:p>
          </table:table-cell>
          <table:table-cell table:formula="of:=IF(AND([.B228]&gt;[.E228];[.H228]=1);1;&quot;&quot;)" office:value-type="float" office:value="1">
            <text:p>1</text:p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 office:value-type="float" office:value="1">
            <text:p>1</text:p>
          </table:table-cell>
          <table:table-cell/>
          <table:table-cell table:formula="of:=([.D228]/[.E228]*100)-100" office:value-type="float" office:value="0.465116279069775">
            <text:p>0.4651162791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740">
            <text:p>574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1.55052264808361">
            <text:p>1.5505226481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office:value-type="float" office:value="4500">
            <text:p>450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0.644444444444446">
            <text:p>0.6444444444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office:value-type="float" office:value="2235">
            <text:p>2235</text:p>
          </table:table-cell>
          <table:table-cell table:formula="of:=IF(AND([.B231]&gt;[.E231];[.H231]=1);1;&quot;&quot;)" office:value-type="float" office:value="1">
            <text:p>1</text:p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1.74496644295301">
            <text:p>1.744966443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025">
            <text:p>26025</text:p>
          </table:table-cell>
          <table:table-cell office:value-type="float" office:value="0">
            <text:p>0</text:p>
          </table:table-cell>
          <table:table-cell office:value-type="float" office:value="26276">
            <text:p>26276</text:p>
          </table:table-cell>
          <table:table-cell office:value-type="float" office:value="25450">
            <text:p>2545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3.24557956777996">
            <text:p>3.2455795678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599">
            <text:p>1599</text:p>
          </table:table-cell>
          <table:table-cell office:value-type="float" office:value="1604">
            <text:p>1604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311720698254362">
            <text:p>-0.3117206983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985">
            <text:p>1985</text:p>
          </table:table-cell>
          <table:table-cell office:value-type="float" office:value="1950">
            <text:p>195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1.7948717948718">
            <text:p>1.7948717949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523">
            <text:p>523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1.52963671128109">
            <text:p>1.5296367113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84">
            <text:p>1784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83">
            <text:p>1783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0.841278743690395">
            <text:p>0.8412787437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716">
            <text:p>1716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4.3123543123543">
            <text:p>4.3123543124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56">
            <text:p>456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4.82456140350878">
            <text:p>4.824561403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54">
            <text:p>854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1.99063231850116">
            <text:p>1.9906323185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16">
            <text:p>6916</text:p>
          </table:table-cell>
          <table:table-cell office:value-type="float" office:value="0">
            <text:p>0</text:p>
          </table:table-cell>
          <table:table-cell office:value-type="float" office:value="6920">
            <text:p>6920</text:p>
          </table:table-cell>
          <table:table-cell office:value-type="float" office:value="7163">
            <text:p>7163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3.39243333798687">
            <text:p>-3.392433338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90">
            <text:p>2590</text:p>
          </table:table-cell>
          <table:table-cell office:value-type="float" office:value="2564">
            <text:p>2564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1.01404056162247">
            <text:p>1.0140405616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81">
            <text:p>881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1.13507377979569">
            <text:p>1.1350737798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456">
            <text:p>1456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2.12912087912088">
            <text:p>2.1291208791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8">
            <text:p>2218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217">
            <text:p>2217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0451059990978848">
            <text:p>0.0451059991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495">
            <text:p>4495</text:p>
          </table:table-cell>
          <table:table-cell office:value-type="float" office:value="4580">
            <text:p>4580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1.85589519650655">
            <text:p>-1.8558951965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97">
            <text:p>2197</text:p>
          </table:table-cell>
          <table:table-cell office:value-type="float" office:value="1">
            <text:p>1</text:p>
          </table:table-cell>
          <table:table-cell office:value-type="float" office:value="2224">
            <text:p>2224</text:p>
          </table:table-cell>
          <table:table-cell office:value-type="float" office:value="2190">
            <text:p>219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1.5525114155251">
            <text:p>1.5525114155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office:value-type="float" office:value="1643">
            <text:p>1643</text:p>
          </table:table-cell>
          <table:table-cell office:value-type="float" office:value="1665">
            <text:p>1665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1.32132132132132">
            <text:p>-1.3213213213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282">
            <text:p>1282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 office:value-type="float" office:value="1">
            <text:p>1</text:p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 office:value-type="float" office:value="1">
            <text:p>1</text:p>
          </table:table-cell>
          <table:table-cell/>
          <table:table-cell table:formula="of:=([.D248]/[.E248]*100)-100" office:value-type="float" office:value="-2.26209048361935">
            <text:p>-2.2620904836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72">
            <text:p>2672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667">
            <text:p>2667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0.712410948631415">
            <text:p>0.7124109486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910">
            <text:p>7910</text:p>
          </table:table-cell>
          <table:table-cell office:value-type="float" office:value="1">
            <text:p>1</text:p>
          </table:table-cell>
          <table:table-cell office:value-type="float" office:value="7905">
            <text:p>7905</text:p>
          </table:table-cell>
          <table:table-cell office:value-type="float" office:value="7880">
            <text:p>788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317258883248741">
            <text:p>0.3172588832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1299">
            <text:p>1299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1.92455735180907">
            <text:p>1.9245573518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1">
            <text:p>1691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1.06445890005914">
            <text:p>-1.0644589001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14">
            <text:p>51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1.75097276264592">
            <text:p>1.7509727626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1321">
            <text:p>132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5.29901589704768">
            <text:p>5.299015897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63">
            <text:p>1963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1969">
            <text:p>1969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1.01574403250382">
            <text:p>1.0157440325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number-columns-repeated="2" office:value-type="float" office:value="624">
            <text:p>62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0">
            <text:p>0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09">
            <text:p>309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2.91262135922329">
            <text:p>2.9126213592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49">
            <text:p>1149</text:p>
          </table:table-cell>
          <table:table-cell office:value-type="float" office:value="1147">
            <text:p>1147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0.17436791630341">
            <text:p>0.1743679163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60">
            <text:p>46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1.08695652173914">
            <text:p>1.0869565217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285">
            <text:p>1285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778210116731515">
            <text:p>0.7782101167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110">
            <text:p>7110</text:p>
          </table:table-cell>
          <table:table-cell office:value-type="float" office:value="1">
            <text:p>1</text:p>
          </table:table-cell>
          <table:table-cell office:value-type="float" office:value="7134">
            <text:p>7134</text:p>
          </table:table-cell>
          <table:table-cell office:value-type="float" office:value="7080">
            <text:p>708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0.762711864406768">
            <text:p>0.7627118644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964">
            <text:p>8964</text:p>
          </table:table-cell>
          <table:table-cell office:value-type="float" office:value="0">
            <text:p>0</text:p>
          </table:table-cell>
          <table:table-cell office:value-type="float" office:value="8908">
            <text:p>8908</text:p>
          </table:table-cell>
          <table:table-cell office:value-type="float" office:value="8772">
            <text:p>8772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1.55038759689923">
            <text:p>1.550387596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970">
            <text:p>3970</text:p>
          </table:table-cell>
          <table:table-cell office:value-type="float" office:value="0">
            <text:p>0</text:p>
          </table:table-cell>
          <table:table-cell office:value-type="float" office:value="4004">
            <text:p>4004</text:p>
          </table:table-cell>
          <table:table-cell office:value-type="float" office:value="3950">
            <text:p>395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1.36708860759494">
            <text:p>1.367088607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10">
            <text:p>2110</text:p>
          </table:table-cell>
          <table:table-cell office:value-type="float" office:value="1">
            <text:p>1</text:p>
          </table:table-cell>
          <table:table-cell office:value-type="float" office:value="2114">
            <text:p>2114</text:p>
          </table:table-cell>
          <table:table-cell office:value-type="float" office:value="2140">
            <text:p>214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-1.21495327102804">
            <text:p>-1.214953271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451">
            <text:p>451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0.886917960088695">
            <text:p>-0.8869179601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80">
            <text:p>580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0.862068965517238">
            <text:p>-0.8620689655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1.55440414507773">
            <text:p>1.5544041451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457">
            <text:p>45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1.75054704595186">
            <text:p>-1.750547046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 office:value-type="float" office:value="1121">
            <text:p>1121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1.42729705619982">
            <text:p>-1.4272970562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302">
            <text:p>130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1.92012288786484">
            <text:p>-1.9201228879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table:number-columns-repeated="2" office:value-type="float" office:value="779">
            <text:p>779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 office:value-type="float" office:value="1">
            <text:p>1</text:p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 office:value-type="float" office:value="1">
            <text:p>1</text:p>
          </table:table-cell>
          <table:table-cell/>
          <table:table-cell table:formula="of:=([.D271]/[.E271]*100)-100" office:value-type="float" office:value="0">
            <text:p>0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85">
            <text:p>1385</text:p>
          </table:table-cell>
          <table:table-cell office:value-type="float" office:value="1">
            <text:p>1</text:p>
          </table:table-cell>
          <table:table-cell office:value-type="float" office:value="1391">
            <text:p>1391</text:p>
          </table:table-cell>
          <table:table-cell office:value-type="float" office:value="1335">
            <text:p>1335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4.19475655430712">
            <text:p>4.1947565543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 office:value-type="float" office:value="3147">
            <text:p>3147</text:p>
          </table:table-cell>
          <table:table-cell office:value-type="float" office:value="3060">
            <text:p>3060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2.84313725490195">
            <text:p>2.8431372549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269">
            <text:p>7269</text:p>
          </table:table-cell>
          <table:table-cell office:value-type="float" office:value="7260">
            <text:p>726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0.123966942148755">
            <text:p>0.1239669421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31">
            <text:p>1331</text:p>
          </table:table-cell>
          <table:table-cell office:value-type="float" office:value="0">
            <text:p>0</text:p>
          </table:table-cell>
          <table:table-cell office:value-type="float" office:value="1341">
            <text:p>1341</text:p>
          </table:table-cell>
          <table:table-cell office:value-type="float" office:value="1345">
            <text:p>1345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0.297397769516721">
            <text:p>-0.2973977695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97">
            <text:p>4097</text:p>
          </table:table-cell>
          <table:table-cell office:value-type="float" office:value="4100">
            <text:p>410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0731707317073216">
            <text:p>-0.0731707317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1930">
            <text:p>51930</text:p>
          </table:table-cell>
          <table:table-cell office:value-type="float" office:value="0">
            <text:p>0</text:p>
          </table:table-cell>
          <table:table-cell office:value-type="float" office:value="52144">
            <text:p>52144</text:p>
          </table:table-cell>
          <table:table-cell office:value-type="float" office:value="51810">
            <text:p>5181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0.64466319243391">
            <text:p>0.6446631924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75">
            <text:p>6575</text:p>
          </table:table-cell>
          <table:table-cell office:value-type="float" office:value="6560">
            <text:p>6560</text:p>
          </table:table-cell>
          <table:table-cell table:formula="of:=IF(AND([.B278]&gt;[.E278];[.H278]=1);1;&quot;&quot;)" office:value-type="float" office:value="1">
            <text:p>1</text:p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228658536585357">
            <text:p>0.2286585366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99">
            <text:p>5399</text:p>
          </table:table-cell>
          <table:table-cell office:value-type="float" office:value="0">
            <text:p>0</text:p>
          </table:table-cell>
          <table:table-cell office:value-type="float" office:value="5436">
            <text:p>5436</text:p>
          </table:table-cell>
          <table:table-cell office:value-type="float" office:value="5451">
            <text:p>5451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0.275178866263076">
            <text:p>-0.275178866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7">
            <text:p>2337</text:p>
          </table:table-cell>
          <table:table-cell office:value-type="float" office:value="1">
            <text:p>1</text:p>
          </table:table-cell>
          <table:table-cell office:value-type="float" office:value="2364">
            <text:p>2364</text:p>
          </table:table-cell>
          <table:table-cell office:value-type="float" office:value="2380">
            <text:p>238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0.672268907563023">
            <text:p>-0.6722689076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221">
            <text:p>2221</text:p>
          </table:table-cell>
          <table:table-cell office:value-type="float" office:value="2194">
            <text:p>2194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1.23062898814949">
            <text:p>1.2306289881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045">
            <text:p>19045</text:p>
          </table:table-cell>
          <table:table-cell office:value-type="float" office:value="0">
            <text:p>0</text:p>
          </table:table-cell>
          <table:table-cell office:value-type="float" office:value="19456">
            <text:p>19456</text:p>
          </table:table-cell>
          <table:table-cell office:value-type="float" office:value="19480">
            <text:p>1948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0.123203285420942">
            <text:p>-0.1232032854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109">
            <text:p>6109</text:p>
          </table:table-cell>
          <table:table-cell office:value-type="float" office:value="5930">
            <text:p>593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3.01854974704889">
            <text:p>3.018549747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766">
            <text:p>5766</text:p>
          </table:table-cell>
          <table:table-cell office:value-type="float" office:value="0">
            <text:p>0</text:p>
          </table:table-cell>
          <table:table-cell office:value-type="float" office:value="5796">
            <text:p>5796</text:p>
          </table:table-cell>
          <table:table-cell office:value-type="float" office:value="5814">
            <text:p>5814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0.309597523219821">
            <text:p>-0.3095975232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55">
            <text:p>16655</text:p>
          </table:table-cell>
          <table:table-cell office:value-type="float" office:value="1">
            <text:p>1</text:p>
          </table:table-cell>
          <table:table-cell office:value-type="float" office:value="16553">
            <text:p>16553</text:p>
          </table:table-cell>
          <table:table-cell office:value-type="float" office:value="16835">
            <text:p>1683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1.67508167508169">
            <text:p>-1.6750816751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387">
            <text:p>7387</text:p>
          </table:table-cell>
          <table:table-cell office:value-type="float" office:value="0">
            <text:p>0</text:p>
          </table:table-cell>
          <table:table-cell office:value-type="float" office:value="7341">
            <text:p>7341</text:p>
          </table:table-cell>
          <table:table-cell office:value-type="float" office:value="7619">
            <text:p>7619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3.64877280483003">
            <text:p>-3.6487728048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0.529100529100532">
            <text:p>0.5291005291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51">
            <text:p>55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1.81488203266788">
            <text:p>1.8148820327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441">
            <text:p>441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1.13378684807257">
            <text:p>1.1337868481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0.286532951289402">
            <text:p>-0.2865329513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42">
            <text:p>842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0.831353919239902">
            <text:p>0.8313539192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713">
            <text:p>713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 office:value-type="float" office:value="1">
            <text:p>1</text:p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 office:value-type="float" office:value="1">
            <text:p>1</text:p>
          </table:table-cell>
          <table:table-cell/>
          <table:table-cell table:formula="of:=([.D292]/[.E292]*100)-100" office:value-type="float" office:value="-0.701262272089764">
            <text:p>-0.7012622721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7">
            <text:p>112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68589174800356">
            <text:p>-1.685891748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76">
            <text:p>1276</text:p>
          </table:table-cell>
          <table:table-cell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261">
            <text:p>1261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7.69230769230769">
            <text:p>7.6923076923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07">
            <text:p>7007</text:p>
          </table:table-cell>
          <table:table-cell office:value-type="float" office:value="0">
            <text:p>0</text:p>
          </table:table-cell>
          <table:table-cell office:value-type="float" office:value="7039">
            <text:p>7039</text:p>
          </table:table-cell>
          <table:table-cell office:value-type="float" office:value="7161">
            <text:p>716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1.70367267141461">
            <text:p>-1.7036726714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08">
            <text:p>1308</text:p>
          </table:table-cell>
          <table:table-cell office:value-type="float" office:value="1">
            <text:p>1</text:p>
          </table:table-cell>
          <table:table-cell table:number-columns-repeated="2" office:value-type="float" office:value="1312">
            <text:p>1312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0">
            <text:p>0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41">
            <text:p>941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45">
            <text:p>945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0.105820105820101">
            <text:p>0.1058201058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59">
            <text:p>2659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641">
            <text:p>2641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1.02234002271867">
            <text:p>1.0223400227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1.41242937853107">
            <text:p>-1.4124293785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17">
            <text:p>1017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0.688298918387417">
            <text:p>0.6882989184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14">
            <text:p>81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0.737100737100732">
            <text:p>0.7371007371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office:value-type="float" office:value="3985">
            <text:p>3985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0.426599749058966">
            <text:p>0.4265997491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float" office:value="1859">
            <text:p>1859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1.66756320602475">
            <text:p>1.667563206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446">
            <text:p>1446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0.345781466113408">
            <text:p>0.345781466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55">
            <text:p>3655</text:p>
          </table:table-cell>
          <table:table-cell office:value-type="float" office:value="0">
            <text:p>0</text:p>
          </table:table-cell>
          <table:table-cell office:value-type="float" office:value="3687">
            <text:p>3687</text:p>
          </table:table-cell>
          <table:table-cell office:value-type="float" office:value="3701">
            <text:p>370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0.378276141583356">
            <text:p>-0.3782761416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741">
            <text:p>3741</text:p>
          </table:table-cell>
          <table:table-cell office:value-type="float" office:value="0">
            <text:p>0</text:p>
          </table:table-cell>
          <table:table-cell office:value-type="float" office:value="3763">
            <text:p>3763</text:p>
          </table:table-cell>
          <table:table-cell office:value-type="float" office:value="3783">
            <text:p>3783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528680941052073">
            <text:p>-0.5286809411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33">
            <text:p>4233</text:p>
          </table:table-cell>
          <table:table-cell office:value-type="float" office:value="0">
            <text:p>0</text:p>
          </table:table-cell>
          <table:table-cell office:value-type="float" office:value="4234">
            <text:p>4234</text:p>
          </table:table-cell>
          <table:table-cell office:value-type="float" office:value="4190">
            <text:p>4190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1.05011933174224">
            <text:p>1.0501193317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23">
            <text:p>2323</text:p>
          </table:table-cell>
          <table:table-cell office:value-type="float" office:value="2310">
            <text:p>231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0.562770562770567">
            <text:p>0.5627705628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70">
            <text:p>3870</text:p>
          </table:table-cell>
          <table:table-cell office:value-type="float" office:value="3905">
            <text:p>3905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0.896286811779774">
            <text:p>-0.8962868118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79">
            <text:p>2679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2724">
            <text:p>2724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1.3215859030837">
            <text:p>-1.3215859031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60">
            <text:p>3460</text:p>
          </table:table-cell>
          <table:table-cell office:value-type="float" office:value="1">
            <text:p>1</text:p>
          </table:table-cell>
          <table:table-cell office:value-type="float" office:value="3474">
            <text:p>3474</text:p>
          </table:table-cell>
          <table:table-cell office:value-type="float" office:value="3550">
            <text:p>355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2.14084507042254">
            <text:p>-2.1408450704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887">
            <text:p>1887</text:p>
          </table:table-cell>
          <table:table-cell office:value-type="float" office:value="1863">
            <text:p>1863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1.28824476650564">
            <text:p>1.2882447665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38">
            <text:p>2338</text:p>
          </table:table-cell>
          <table:table-cell office:value-type="float" office:value="0">
            <text:p>0</text:p>
          </table:table-cell>
          <table:table-cell office:value-type="float" office:value="2343">
            <text:p>2343</text:p>
          </table:table-cell>
          <table:table-cell office:value-type="float" office:value="2382">
            <text:p>2382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1.63727959697732">
            <text:p>-1.637279597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13">
            <text:p>1813</text:p>
          </table:table-cell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1844">
            <text:p>1844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3.14533622559652">
            <text:p>-3.1453362256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570">
            <text:p>16570</text:p>
          </table:table-cell>
          <table:table-cell office:value-type="float" office:value="1">
            <text:p>1</text:p>
          </table:table-cell>
          <table:table-cell office:value-type="float" office:value="16570">
            <text:p>16570</text:p>
          </table:table-cell>
          <table:table-cell office:value-type="float" office:value="16580">
            <text:p>1658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0603136308805858">
            <text:p>-0.0603136309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202">
            <text:p>3202</text:p>
          </table:table-cell>
          <table:table-cell office:value-type="float" office:value="3220">
            <text:p>322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-0.559006211180119">
            <text:p>-0.5590062112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824">
            <text:p>824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0.364077669902912">
            <text:p>-0.3640776699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740">
            <text:p>2740</text:p>
          </table:table-cell>
          <table:table-cell office:value-type="float" office:value="2808">
            <text:p>280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2.42165242165242">
            <text:p>-2.4216524217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810">
            <text:p>23810</text:p>
          </table:table-cell>
          <table:table-cell office:value-type="float" office:value="1">
            <text:p>1</text:p>
          </table:table-cell>
          <table:table-cell office:value-type="float" office:value="23708">
            <text:p>23708</text:p>
          </table:table-cell>
          <table:table-cell office:value-type="float" office:value="24050">
            <text:p>2405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42203742203742">
            <text:p>-1.422037422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30">
            <text:p>4430</text:p>
          </table:table-cell>
          <table:table-cell office:value-type="float" office:value="1">
            <text:p>1</text:p>
          </table:table-cell>
          <table:table-cell office:value-type="float" office:value="4410">
            <text:p>4410</text:p>
          </table:table-cell>
          <table:table-cell office:value-type="float" office:value="4435">
            <text:p>4435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563697857948142">
            <text:p>-0.5636978579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office:value-type="float" office:value="2017">
            <text:p>2017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78482895389192">
            <text:p>1.7848289539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2408">
            <text:p>2408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 office:value-type="float" office:value="1">
            <text:p>1</text:p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3.40531561461795">
            <text:p>-3.4053156146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-0.137741046831948">
            <text:p>-0.1377410468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float" office:value="1127">
            <text:p>112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 office:value-type="float" office:value="1">
            <text:p>1</text:p>
          </table:table-cell>
          <table:table-cell/>
          <table:table-cell table:formula="of:=([.D324]/[.E324]*100)-100" office:value-type="float" office:value="0.887311446317668">
            <text:p>0.8873114463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float" office:value="668">
            <text:p>668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0.299401197604794">
            <text:p>-0.2994011976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14">
            <text:p>1714</text:p>
          </table:table-cell>
          <table:table-cell office:value-type="float" office:value="1727">
            <text:p>1727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0.752750434279093">
            <text:p>-0.7527504343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25">
            <text:p>4625</text:p>
          </table:table-cell>
          <table:table-cell office:value-type="float" office:value="1">
            <text:p>1</text:p>
          </table:table-cell>
          <table:table-cell office:value-type="float" office:value="4612">
            <text:p>4612</text:p>
          </table:table-cell>
          <table:table-cell office:value-type="float" office:value="4590">
            <text:p>459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0.479302832244002">
            <text:p>0.4793028322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74">
            <text:p>1274</text:p>
          </table:table-cell>
          <table:table-cell table:formula="of:=IF(AND([.B329]&gt;[.E329];[.H329]=1);1;&quot;&quot;)" office:value-type="float" office:value="1">
            <text:p>1</text:p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 office:value-type="float" office:value="1">
            <text:p>1</text:p>
          </table:table-cell>
          <table:table-cell/>
          <table:table-cell table:formula="of:=([.D329]/[.E329]*100)-100" office:value-type="float" office:value="1.56985871271587">
            <text:p>1.5698587127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380">
            <text:p>5380</text:p>
          </table:table-cell>
          <table:table-cell office:value-type="float" office:value="1">
            <text:p>1</text:p>
          </table:table-cell>
          <table:table-cell office:value-type="float" office:value="5365">
            <text:p>5365</text:p>
          </table:table-cell>
          <table:table-cell office:value-type="float" office:value="5400">
            <text:p>54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0.648148148148152">
            <text:p>-0.6481481481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738">
            <text:p>1738</text:p>
          </table:table-cell>
          <table:table-cell office:value-type="float" office:value="1695">
            <text:p>169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2.5368731563422">
            <text:p>2.5368731563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1480">
            <text:p>1480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0.405405405405418">
            <text:p>0.4054054054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166">
            <text:p>4166</text:p>
          </table:table-cell>
          <table:table-cell office:value-type="float" office:value="1">
            <text:p>1</text:p>
          </table:table-cell>
          <table:table-cell office:value-type="float" office:value="4186">
            <text:p>4186</text:p>
          </table:table-cell>
          <table:table-cell office:value-type="float" office:value="4192">
            <text:p>4192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 office:value-type="float" office:value="1">
            <text:p>1</text:p>
          </table:table-cell>
          <table:table-cell/>
          <table:table-cell table:formula="of:=([.D333]/[.E333]*100)-100" office:value-type="float" office:value="-0.143129770992374">
            <text:p>-0.143129771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30">
            <text:p>3630</text:p>
          </table:table-cell>
          <table:table-cell office:value-type="float" office:value="0">
            <text:p>0</text:p>
          </table:table-cell>
          <table:table-cell office:value-type="float" office:value="3631">
            <text:p>3631</text:p>
          </table:table-cell>
          <table:table-cell office:value-type="float" office:value="3622">
            <text:p>3622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248481501932645">
            <text:p>0.2484815019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52">
            <text:p>1252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0.319488817891369">
            <text:p>0.3194888179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922">
            <text:p>2922</text:p>
          </table:table-cell>
          <table:table-cell office:value-type="float" office:value="2948">
            <text:p>2948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0.8819538670285">
            <text:p>-0.881953867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17">
            <text:p>1517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27">
            <text:p>1527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1.04780615586118">
            <text:p>1.0478061559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 office:value-type="float" office:value="3320">
            <text:p>3320</text:p>
          </table:table-cell>
          <table:table-cell office:value-type="float" office:value="3235">
            <text:p>3235</text:p>
          </table:table-cell>
          <table:table-cell table:formula="of:=IF(AND([.B338]&gt;[.E338];[.H338]=1);1;&quot;&quot;)" office:value-type="float" office:value="1">
            <text:p>1</text:p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2.6275115919629">
            <text:p>2.627511592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7">
            <text:p>4327</text:p>
          </table:table-cell>
          <table:table-cell office:value-type="float" office:value="4360">
            <text:p>436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0.756880733944954">
            <text:p>-0.7568807339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915">
            <text:p>22915</text:p>
          </table:table-cell>
          <table:table-cell office:value-type="float" office:value="0">
            <text:p>0</text:p>
          </table:table-cell>
          <table:table-cell office:value-type="float" office:value="22990">
            <text:p>22990</text:p>
          </table:table-cell>
          <table:table-cell office:value-type="float" office:value="22620">
            <text:p>2262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1.63572060123785">
            <text:p>1.6357206012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4135">
            <text:p>413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0.894800483675937">
            <text:p>0.8948004837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8">
            <text:p>139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0.0715307582260323">
            <text:p>0.071530758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0.458015267175568">
            <text:p>0.4580152672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443">
            <text:p>1443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0.831600831600838">
            <text:p>-0.8316008316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2756">
            <text:p>2756</text:p>
          </table:table-cell>
          <table:table-cell office:value-type="float" office:value="2740">
            <text:p>2740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0.583941605839414">
            <text:p>0.5839416058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1.12359550561798">
            <text:p>1.1235955056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70">
            <text:p>5570</text:p>
          </table:table-cell>
          <table:table-cell office:value-type="float" office:value="1">
            <text:p>1</text:p>
          </table:table-cell>
          <table:table-cell office:value-type="float" office:value="5485">
            <text:p>5485</text:p>
          </table:table-cell>
          <table:table-cell office:value-type="float" office:value="5580">
            <text:p>558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70250896057348">
            <text:p>-1.7025089606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1523">
            <text:p>1523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1.44451739986869">
            <text:p>1.4445173999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13">
            <text:p>2613</text:p>
          </table:table-cell>
          <table:table-cell office:value-type="float" office:value="0">
            <text:p>0</text:p>
          </table:table-cell>
          <table:table-cell office:value-type="float" office:value="2621">
            <text:p>2621</text:p>
          </table:table-cell>
          <table:table-cell office:value-type="float" office:value="2688">
            <text:p>268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49255952380952">
            <text:p>-2.4925595238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number-columns-repeated="2" office:value-type="float" office:value="328">
            <text:p>32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0">
            <text:p>0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0">
            <text:p>1000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0.5">
            <text:p>-0.5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76">
            <text:p>1276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285">
            <text:p>1285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0.155642023346303">
            <text:p>-0.1556420233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248">
            <text:p>124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-0.480769230769226">
            <text:p>-0.4807692308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2120">
            <text:p>212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2.12264150943395">
            <text:p>2.1226415094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691">
            <text:p>691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0.578871201157739">
            <text:p>0.5788712012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2261">
            <text:p>2261</text:p>
          </table:table-cell>
          <table:table-cell office:value-type="float" office:value="2253">
            <text:p>225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355082112738586">
            <text:p>0.3550821127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97">
            <text:p>1697</text:p>
          </table:table-cell>
          <table:table-cell office:value-type="float" office:value="1">
            <text:p>1</text:p>
          </table:table-cell>
          <table:table-cell office:value-type="float" office:value="1702">
            <text:p>1702</text:p>
          </table:table-cell>
          <table:table-cell office:value-type="float" office:value="1686">
            <text:p>168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0.948991696322651">
            <text:p>0.9489916963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float" office:value="2681">
            <text:p>2681</text:p>
          </table:table-cell>
          <table:table-cell office:value-type="float" office:value="2699">
            <text:p>269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 office:value-type="float" office:value="1">
            <text:p>1</text:p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 office:value-type="float" office:value="1">
            <text:p>1</text:p>
          </table:table-cell>
          <table:table-cell/>
          <table:table-cell table:formula="of:=([.D358]/[.E358]*100)-100" office:value-type="float" office:value="-0.666913671730271">
            <text:p>-0.6669136717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515">
            <text:p>3515</text:p>
          </table:table-cell>
          <table:table-cell office:value-type="float" office:value="0">
            <text:p>0</text:p>
          </table:table-cell>
          <table:table-cell office:value-type="float" office:value="3524">
            <text:p>3524</text:p>
          </table:table-cell>
          <table:table-cell office:value-type="float" office:value="3500">
            <text:p>350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85714285714283">
            <text:p>0.6857142857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1059">
            <text:p>1059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 office:value-type="float" office:value="1">
            <text:p>1</text:p>
          </table:table-cell>
          <table:table-cell/>
          <table:table-cell table:formula="of:=([.D360]/[.E360]*100)-100" office:value-type="float" office:value="-2.17186024551464">
            <text:p>-2.1718602455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46">
            <text:p>2646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652">
            <text:p>2652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0.41478129713424">
            <text:p>-0.4147812971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66">
            <text:p>1466</text:p>
          </table:table-cell>
          <table:table-cell office:value-type="float" office:value="1494">
            <text:p>149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1.87416331994645">
            <text:p>-1.8741633199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12">
            <text:p>2712</text:p>
          </table:table-cell>
          <table:table-cell office:value-type="float" office:value="1">
            <text:p>1</text:p>
          </table:table-cell>
          <table:table-cell office:value-type="float" office:value="2700">
            <text:p>2700</text:p>
          </table:table-cell>
          <table:table-cell office:value-type="float" office:value="2732">
            <text:p>2732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1.17130307467058">
            <text:p>-1.1713030747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930">
            <text:p>11930</text:p>
          </table:table-cell>
          <table:table-cell office:value-type="float" office:value="1">
            <text:p>1</text:p>
          </table:table-cell>
          <table:table-cell office:value-type="float" office:value="11885">
            <text:p>11885</text:p>
          </table:table-cell>
          <table:table-cell office:value-type="float" office:value="11810">
            <text:p>1181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635055038103303">
            <text:p>0.6350550381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53">
            <text:p>953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-0.524658971668416">
            <text:p>-0.5246589717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float" office:value="2276">
            <text:p>2276</text:p>
          </table:table-cell>
          <table:table-cell office:value-type="float" office:value="2228">
            <text:p>2228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2.15439856373429">
            <text:p>2.1543985637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office:value-type="float" office:value="1777">
            <text:p>1777</text:p>
          </table:table-cell>
          <table:table-cell office:value-type="float" office:value="1794">
            <text:p>179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0.947603121516167">
            <text:p>-0.9476031215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float" office:value="744">
            <text:p>744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1.34408602150538">
            <text:p>-1.3440860215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00">
            <text:p>4800</text:p>
          </table:table-cell>
          <table:table-cell office:value-type="float" office:value="4860">
            <text:p>486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1.23456790123457">
            <text:p>-1.2345679012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3747">
            <text:p>3747</text:p>
          </table:table-cell>
          <table:table-cell office:value-type="float" office:value="3770">
            <text:p>37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-0.610079575596828">
            <text:p>-0.6100795756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2.00803212851406">
            <text:p>2.0080321285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 office:value-type="float" office:value="1">
            <text:p>1</text:p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-1.37614678899082">
            <text:p>-1.376146789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748">
            <text:p>74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1.8716577540107">
            <text:p>1.871657754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94">
            <text:p>594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.673400673400664">
            <text:p>0.6734006734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65">
            <text:p>465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2.7956989247312">
            <text:p>2.7956989247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22">
            <text:p>4722</text:p>
          </table:table-cell>
          <table:table-cell office:value-type="float" office:value="1">
            <text:p>1</text:p>
          </table:table-cell>
          <table:table-cell office:value-type="float" office:value="4752">
            <text:p>4752</text:p>
          </table:table-cell>
          <table:table-cell office:value-type="float" office:value="4720">
            <text:p>472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0.677966101694906">
            <text:p>0.6779661017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1.22324159021407">
            <text:p>1.223241590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float" office:value="885">
            <text:p>885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564971751412429">
            <text:p>-0.5649717514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table:number-columns-repeated="2" office:value-type="float" office:value="745">
            <text:p>74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">
            <text:p>0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639">
            <text:p>639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.312989045383418">
            <text:p>0.3129890454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787">
            <text:p>787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3977128335451">
            <text:p>1.3977128335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86">
            <text:p>58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170648464163818">
            <text:p>-0.1706484642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93">
            <text:p>129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 office:value-type="float" office:value="1">
            <text:p>1</text:p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0.232018561484921">
            <text:p>0.2320185615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19760479041916">
            <text:p>-1.1976047904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2">
            <text:p>2322</text:p>
          </table:table-cell>
          <table:table-cell office:value-type="float" office:value="1">
            <text:p>1</text:p>
          </table:table-cell>
          <table:table-cell office:value-type="float" office:value="2315">
            <text:p>2315</text:p>
          </table:table-cell>
          <table:table-cell office:value-type="float" office:value="2280">
            <text:p>228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1.53508771929825">
            <text:p>1.535087719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0.119760479041915">
            <text:p>-0.119760479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0.735294117647058">
            <text:p>-0.7352941176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81">
            <text:p>68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0.293685756240819">
            <text:p>0.2936857562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85">
            <text:p>1785</text:p>
          </table:table-cell>
          <table:table-cell office:value-type="float" office:value="1792">
            <text:p>1792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0.390625">
            <text:p>-0.39062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52">
            <text:p>1352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0.221893491124263">
            <text:p>0.2218934911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1953125">
            <text:p>-0.1953125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0.851063829787236">
            <text:p>0.8510638298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59">
            <text:p>1459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0.548320767649074">
            <text:p>0.5483207676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95">
            <text:p>4495</text:p>
          </table:table-cell>
          <table:table-cell office:value-type="float" office:value="1">
            <text:p>1</text:p>
          </table:table-cell>
          <table:table-cell office:value-type="float" office:value="4539">
            <text:p>4539</text:p>
          </table:table-cell>
          <table:table-cell office:value-type="float" office:value="4475">
            <text:p>447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43016759776535">
            <text:p>1.4301675978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487">
            <text:p>2487</text:p>
          </table:table-cell>
          <table:table-cell office:value-type="float" office:value="2454">
            <text:p>2454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1.34474327628362">
            <text:p>1.3447432763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65">
            <text:p>3565</text:p>
          </table:table-cell>
          <table:table-cell office:value-type="float" office:value="1">
            <text:p>1</text:p>
          </table:table-cell>
          <table:table-cell office:value-type="float" office:value="3587">
            <text:p>3587</text:p>
          </table:table-cell>
          <table:table-cell office:value-type="float" office:value="3530">
            <text:p>353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1.61473087818698">
            <text:p>1.6147308782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76">
            <text:p>1376</text:p>
          </table:table-cell>
          <table:table-cell office:value-type="float" office:value="1">
            <text:p>1</text:p>
          </table:table-cell>
          <table:table-cell office:value-type="float" office:value="1386">
            <text:p>1386</text:p>
          </table:table-cell>
          <table:table-cell office:value-type="float" office:value="1349">
            <text:p>1349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2.74277242401779">
            <text:p>2.742772424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 office:value-type="float" office:value="1121">
            <text:p>1121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0.535236396074936">
            <text:p>0.5352363961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office:value-type="float" office:value="413">
            <text:p>41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4.35835351089588">
            <text:p>4.3583535109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75">
            <text:p>475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0.84210526315789">
            <text:p>0.8421052632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642">
            <text:p>642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 office:value-type="float" office:value="1">
            <text:p>1</text:p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 office:value-type="float" office:value="1">
            <text:p>1</text:p>
          </table:table-cell>
          <table:table-cell/>
          <table:table-cell table:formula="of:=([.D401]/[.E401]*100)-100" office:value-type="float" office:value="-0.467289719626166">
            <text:p>-0.4672897196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3285">
            <text:p>328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1.7351598173516">
            <text:p>1.7351598174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99">
            <text:p>2599</text:p>
          </table:table-cell>
          <table:table-cell office:value-type="float" office:value="1">
            <text:p>1</text:p>
          </table:table-cell>
          <table:table-cell office:value-type="float" office:value="2618">
            <text:p>2618</text:p>
          </table:table-cell>
          <table:table-cell office:value-type="float" office:value="2553">
            <text:p>2553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2.54602428515471">
            <text:p>2.5460242852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float" office:value="531">
            <text:p>531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2.82485875706216">
            <text:p>2.8248587571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  <table:table-cell office:value-type="float" office:value="2904">
            <text:p>2904</text:p>
          </table:table-cell>
          <table:table-cell office:value-type="float" office:value="2899">
            <text:p>2899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0.172473266643664">
            <text:p>0.1724732666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83">
            <text:p>1583</text:p>
          </table:table-cell>
          <table:table-cell office:value-type="float" office:value="1554">
            <text:p>155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1.86615186615187">
            <text:p>1.8661518662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office:value-type="float" office:value="537">
            <text:p>537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2.42085661080074">
            <text:p>2.4208566108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803">
            <text:p>803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1.99252801992529">
            <text:p>1.9925280199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33">
            <text:p>733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2.45566166439291">
            <text:p>2.4556616644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office:value-type="float" office:value="723">
            <text:p>723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0.968188105117562">
            <text:p>0.9681881051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55">
            <text:p>755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1.85430463576159">
            <text:p>1.8543046358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0">
            <text:p>1070</text:p>
          </table:table-cell>
          <table:table-cell office:value-type="float" office:value="1066">
            <text:p>106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 office:value-type="float" office:value="1">
            <text:p>1</text:p>
          </table:table-cell>
          <table:table-cell/>
          <table:table-cell table:formula="of:=([.D412]/[.E412]*100)-100" office:value-type="float" office:value="0.37523452157599">
            <text:p>0.3752345216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32">
            <text:p>3632</text:p>
          </table:table-cell>
          <table:table-cell office:value-type="float" office:value="3510">
            <text:p>351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3.47578347578347">
            <text:p>3.4757834758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2100">
            <text:p>210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0.714285714285708">
            <text:p>0.7142857143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970">
            <text:p>1970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1.67512690355329">
            <text:p>1.6751269036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58">
            <text:p>4558</text:p>
          </table:table-cell>
          <table:table-cell office:value-type="float" office:value="0">
            <text:p>0</text:p>
          </table:table-cell>
          <table:table-cell office:value-type="float" office:value="4593">
            <text:p>4593</text:p>
          </table:table-cell>
          <table:table-cell office:value-type="float" office:value="4602">
            <text:p>4602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0.195567144719689">
            <text:p>-0.1955671447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498">
            <text:p>1498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1.20160213618156">
            <text:p>1.2016021362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79">
            <text:p>3279</text:p>
          </table:table-cell>
          <table:table-cell office:value-type="float" office:value="1">
            <text:p>1</text:p>
          </table:table-cell>
          <table:table-cell office:value-type="float" office:value="3284">
            <text:p>3284</text:p>
          </table:table-cell>
          <table:table-cell office:value-type="float" office:value="3264">
            <text:p>3264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0.612745098039213">
            <text:p>0.612745098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float" office:value="2474">
            <text:p>2474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1.37429264349231">
            <text:p>1.3742926435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18">
            <text:p>3918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3896">
            <text:p>3896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0.975359342915823">
            <text:p>0.9753593429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0.502512562814061">
            <text:p>0.5025125628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office:value-type="float" office:value="531">
            <text:p>531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2.4482109227872">
            <text:p>2.4482109228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1">
            <text:p>1</text:p>
          </table:table-cell>
          <table:table-cell office:value-type="float" office:value="3092">
            <text:p>3092</text:p>
          </table:table-cell>
          <table:table-cell office:value-type="float" office:value="3060">
            <text:p>3060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1.04575163398692">
            <text:p>1.045751634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630">
            <text:p>11630</text:p>
          </table:table-cell>
          <table:table-cell office:value-type="float" office:value="1">
            <text:p>1</text:p>
          </table:table-cell>
          <table:table-cell office:value-type="float" office:value="11615">
            <text:p>11615</text:p>
          </table:table-cell>
          <table:table-cell office:value-type="float" office:value="11440">
            <text:p>1144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1.52972027972027">
            <text:p>1.5297202797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65">
            <text:p>565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0.353982300884951">
            <text:p>0.3539823009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5">
            <text:p>1945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1894">
            <text:p>1894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2.5871172122492">
            <text:p>2.5871172122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office:value-type="float" office:value="1118">
            <text:p>111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0.357781753130595">
            <text:p>0.3577817531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31">
            <text:p>53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753295668549896">
            <text:p>-0.7532956685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659">
            <text:p>659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0.303490136570559">
            <text:p>-0.3034901366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80790960451978">
            <text:p>-1.8079096045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9">
            <text:p>1099</text:p>
          </table:table-cell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  <table:table-cell office:value-type="float" office:value="1106">
            <text:p>110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-0.632911392405063">
            <text:p>-0.6329113924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71">
            <text:p>871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 office:value-type="float" office:value="1">
            <text:p>1</text:p>
          </table:table-cell>
          <table:table-cell/>
          <table:table-cell table:formula="of:=([.D432]/[.E432]*100)-100" office:value-type="float" office:value="-0.574052812858781">
            <text:p>-0.5740528129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79">
            <text:p>1279</text:p>
          </table:table-cell>
          <table:table-cell office:value-type="float" office:value="1308">
            <text:p>130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21712538226299">
            <text:p>-2.2171253823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265">
            <text:p>10265</text:p>
          </table:table-cell>
          <table:table-cell office:value-type="float" office:value="1">
            <text:p>1</text:p>
          </table:table-cell>
          <table:table-cell office:value-type="float" office:value="10294">
            <text:p>10294</text:p>
          </table:table-cell>
          <table:table-cell office:value-type="float" office:value="10340">
            <text:p>1034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 office:value-type="float" office:value="1">
            <text:p>1</text:p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 office:value-type="float" office:value="1">
            <text:p>1</text:p>
          </table:table-cell>
          <table:table-cell/>
          <table:table-cell table:formula="of:=([.D434]/[.E434]*100)-100" office:value-type="float" office:value="-0.444874274661515">
            <text:p>-0.4448742747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02">
            <text:p>7702</text:p>
          </table:table-cell>
          <table:table-cell office:value-type="float" office:value="1">
            <text:p>1</text:p>
          </table:table-cell>
          <table:table-cell office:value-type="float" office:value="7733">
            <text:p>7733</text:p>
          </table:table-cell>
          <table:table-cell office:value-type="float" office:value="7846">
            <text:p>7846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 office:value-type="float" office:value="1">
            <text:p>1</text:p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 office:value-type="float" office:value="1">
            <text:p>1</text:p>
          </table:table-cell>
          <table:table-cell/>
          <table:table-cell table:formula="of:=([.D435]/[.E435]*100)-100" office:value-type="float" office:value="-1.44022431812388">
            <text:p>-1.4402243181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160">
            <text:p>19160</text:p>
          </table:table-cell>
          <table:table-cell office:value-type="float" office:value="0">
            <text:p>0</text:p>
          </table:table-cell>
          <table:table-cell office:value-type="float" office:value="19157">
            <text:p>19157</text:p>
          </table:table-cell>
          <table:table-cell office:value-type="float" office:value="19480">
            <text:p>1948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1.65811088295688">
            <text:p>-1.658110883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0.168350168350173">
            <text:p>-0.1683501684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45">
            <text:p>445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-0.449438202247194">
            <text:p>-0.4494382022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56">
            <text:p>756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-0.793650793650784">
            <text:p>-0.7936507937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786">
            <text:p>78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0178117048346">
            <text:p>-1.0178117048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0.621118012422357">
            <text:p>-0.6211180124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float" office:value="603">
            <text:p>603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 office:value-type="float" office:value="1">
            <text:p>1</text:p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 office:value-type="float" office:value="1">
            <text:p>1</text:p>
          </table:table-cell>
          <table:table-cell/>
          <table:table-cell table:formula="of:=([.D442]/[.E442]*100)-100" office:value-type="float" office:value="0.165837479270323">
            <text:p>0.1658374793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86">
            <text:p>2386</text:p>
          </table:table-cell>
          <table:table-cell office:value-type="float" office:value="1">
            <text:p>1</text:p>
          </table:table-cell>
          <table:table-cell office:value-type="float" office:value="2390">
            <text:p>2390</text:p>
          </table:table-cell>
          <table:table-cell office:value-type="float" office:value="2380">
            <text:p>2380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420168067226882">
            <text:p>0.4201680672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table:number-columns-repeated="2" office:value-type="float" office:value="591">
            <text:p>59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0">
            <text:p>0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76">
            <text:p>876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0.913242009132432">
            <text:p>0.9132420091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  <table:table-cell office:value-type="float" office:value="1403">
            <text:p>1403</text:p>
          </table:table-cell>
          <table:table-cell office:value-type="float" office:value="1382">
            <text:p>1382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51953690303908">
            <text:p>1.519536903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1941">
            <text:p>1941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927357032457493">
            <text:p>-0.9273570325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1.77514792899409">
            <text:p>1.775147929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1515">
            <text:p>1515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0.528052805280524">
            <text:p>0.5280528053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9">
            <text:p>1009</text:p>
          </table:table-cell>
          <table:table-cell office:value-type="float" office:value="0">
            <text:p>0</text:p>
          </table:table-cell>
          <table:table-cell table:number-columns-repeated="2" office:value-type="float" office:value="1012">
            <text:p>1012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0">
            <text:p>0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1">
            <text:p>1</text:p>
          </table:table-cell>
          <table:table-cell office:value-type="float" office:value="4487">
            <text:p>4487</text:p>
          </table:table-cell>
          <table:table-cell office:value-type="float" office:value="4425">
            <text:p>4425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1.40112994350284">
            <text:p>1.4011299435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office:value-type="float" office:value="1943">
            <text:p>1943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1.69840452907874">
            <text:p>1.6984045291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32">
            <text:p>1232</text:p>
          </table:table-cell>
          <table:table-cell office:value-type="float" office:value="1">
            <text:p>1</text:p>
          </table:table-cell>
          <table:table-cell office:value-type="float" office:value="1245">
            <text:p>1245</text:p>
          </table:table-cell>
          <table:table-cell office:value-type="float" office:value="1241">
            <text:p>124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0.322320709105554">
            <text:p>0.3223207091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90">
            <text:p>8090</text:p>
          </table:table-cell>
          <table:table-cell office:value-type="float" office:value="1">
            <text:p>1</text:p>
          </table:table-cell>
          <table:table-cell office:value-type="float" office:value="8134">
            <text:p>8134</text:p>
          </table:table-cell>
          <table:table-cell office:value-type="float" office:value="8160">
            <text:p>816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0.318627450980387">
            <text:p>-0.318627451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2120">
            <text:p>2120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9.48113207547169">
            <text:p>9.4811320755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91">
            <text:p>1591</text:p>
          </table:table-cell>
          <table:table-cell office:value-type="float" office:value="1">
            <text:p>1</text:p>
          </table:table-cell>
          <table:table-cell office:value-type="float" office:value="1582">
            <text:p>1582</text:p>
          </table:table-cell>
          <table:table-cell office:value-type="float" office:value="1525">
            <text:p>152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3.73770491803278">
            <text:p>3.737704918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56">
            <text:p>1456</text:p>
          </table:table-cell>
          <table:table-cell office:value-type="float" office:value="1">
            <text:p>1</text:p>
          </table:table-cell>
          <table:table-cell office:value-type="float" office:value="1463">
            <text:p>1463</text:p>
          </table:table-cell>
          <table:table-cell office:value-type="float" office:value="1472">
            <text:p>1472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 office:value-type="float" office:value="1">
            <text:p>1</text:p>
          </table:table-cell>
          <table:table-cell/>
          <table:table-cell table:formula="of:=([.D458]/[.E458]*100)-100" office:value-type="float" office:value="-0.611413043478265">
            <text:p>-0.6114130435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0.85574572127139">
            <text:p>0.8557457213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office:value-type="float" office:value="1442">
            <text:p>1442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0.832177531206654">
            <text:p>-0.8321775312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735">
            <text:p>3735</text:p>
          </table:table-cell>
          <table:table-cell office:value-type="float" office:value="3760">
            <text:p>3760</text:p>
          </table:table-cell>
          <table:table-cell table:formula="of:=IF(AND([.B461]&gt;[.E461];[.H461]=1);1;&quot;&quot;)" office:value-type="float" office:value="1">
            <text:p>1</text:p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-0.664893617021278">
            <text:p>-0.664893617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616">
            <text:p>616</text:p>
          </table:table-cell>
          <table:table-cell table:formula="of:=IF(AND([.B462]&gt;[.E462];[.H462]=1);1;&quot;&quot;)" office:value-type="float" office:value="1">
            <text:p>1</text:p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.649350649350652">
            <text:p>0.6493506494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477">
            <text:p>477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1.46750524109015">
            <text:p>-1.4675052411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41">
            <text:p>1241</text:p>
          </table:table-cell>
          <table:table-cell office:value-type="float" office:value="1">
            <text:p>1</text:p>
          </table:table-cell>
          <table:table-cell office:value-type="float" office:value="1237">
            <text:p>1237</text:p>
          </table:table-cell>
          <table:table-cell office:value-type="float" office:value="1238">
            <text:p>1238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0.080775444264944">
            <text:p>-0.0807754443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45">
            <text:p>2745</text:p>
          </table:table-cell>
          <table:table-cell office:value-type="float" office:value="1">
            <text:p>1</text:p>
          </table:table-cell>
          <table:table-cell office:value-type="float" office:value="2752">
            <text:p>2752</text:p>
          </table:table-cell>
          <table:table-cell office:value-type="float" office:value="2749">
            <text:p>2749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 office:value-type="float" office:value="1">
            <text:p>1</text:p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 office:value-type="float" office:value="1">
            <text:p>1</text:p>
          </table:table-cell>
          <table:table-cell/>
          <table:table-cell table:formula="of:=([.D465]/[.E465]*100)-100" office:value-type="float" office:value="0.10913059294289">
            <text:p>0.1091305929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90">
            <text:p>3790</text:p>
          </table:table-cell>
          <table:table-cell office:value-type="float" office:value="1">
            <text:p>1</text:p>
          </table:table-cell>
          <table:table-cell office:value-type="float" office:value="3792">
            <text:p>3792</text:p>
          </table:table-cell>
          <table:table-cell office:value-type="float" office:value="3825">
            <text:p>382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-0.862745098039213">
            <text:p>-0.862745098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10">
            <text:p>581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870">
            <text:p>587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2.72572402044293">
            <text:p>-2.7257240204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010">
            <text:p>5010</text:p>
          </table:table-cell>
          <table:table-cell office:value-type="float" office:value="0">
            <text:p>0</text:p>
          </table:table-cell>
          <table:table-cell office:value-type="float" office:value="4964">
            <text:p>4964</text:p>
          </table:table-cell>
          <table:table-cell office:value-type="float" office:value="5100">
            <text:p>510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66666666666666">
            <text:p>-2.6666666667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1">
            <text:p>1221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240">
            <text:p>124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2.01612903225806">
            <text:p>-2.0161290323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802">
            <text:p>2802</text:p>
          </table:table-cell>
          <table:table-cell office:value-type="float" office:value="2837">
            <text:p>283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-1.23369756785337">
            <text:p>-1.2336975679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210">
            <text:p>3210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185">
            <text:p>3185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0.690737833594966">
            <text:p>0.690737833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72">
            <text:p>4072</text:p>
          </table:table-cell>
          <table:table-cell office:value-type="float" office:value="4170">
            <text:p>417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35011990407673">
            <text:p>-2.3501199041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62">
            <text:p>7562</text:p>
          </table:table-cell>
          <table:table-cell office:value-type="float" office:value="1">
            <text:p>1</text:p>
          </table:table-cell>
          <table:table-cell office:value-type="float" office:value="7599">
            <text:p>7599</text:p>
          </table:table-cell>
          <table:table-cell office:value-type="float" office:value="7680">
            <text:p>768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-1.0546875">
            <text:p>-1.0546875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915">
            <text:p>915</text:p>
          </table:table-cell>
          <table:table-cell office:value-type="float" office:value="924">
            <text:p>924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-0.974025974025977">
            <text:p>-0.974025974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56">
            <text:p>1056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0.662878787878782">
            <text:p>0.6628787879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11">
            <text:p>261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2.41286863270777">
            <text:p>2.4128686327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44">
            <text:p>3144</text:p>
          </table:table-cell>
          <table:table-cell office:value-type="float" office:value="3185">
            <text:p>31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1.28728414442701">
            <text:p>-1.2872841444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85">
            <text:p>3585</text:p>
          </table:table-cell>
          <table:table-cell office:value-type="float" office:value="1">
            <text:p>1</text:p>
          </table:table-cell>
          <table:table-cell office:value-type="float" office:value="3604">
            <text:p>3604</text:p>
          </table:table-cell>
          <table:table-cell office:value-type="float" office:value="3590">
            <text:p>359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0.389972144846794">
            <text:p>0.3899721448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392">
            <text:p>392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0.510204081632651">
            <text:p>0.5102040816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85">
            <text:p>485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2.26804123711341">
            <text:p>-2.2680412371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10050">
            <text:p>10050</text:p>
          </table:table-cell>
          <table:table-cell office:value-type="float" office:value="1">
            <text:p>1</text:p>
          </table:table-cell>
          <table:table-cell office:value-type="float" office:value="10138">
            <text:p>10138</text:p>
          </table:table-cell>
          <table:table-cell office:value-type="float" office:value="9880">
            <text:p>98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 office:value-type="float" office:value="1">
            <text:p>1</text:p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2.61133603238865">
            <text:p>2.6113360324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05">
            <text:p>3705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775">
            <text:p>37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1.00662251655629">
            <text:p>-1.0066225166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4105">
            <text:p>410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2911084043849">
            <text:p>-1.2911084044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32">
            <text:p>2232</text:p>
          </table:table-cell>
          <table:table-cell office:value-type="float" office:value="1">
            <text:p>1</text:p>
          </table:table-cell>
          <table:table-cell office:value-type="float" office:value="2239">
            <text:p>2239</text:p>
          </table:table-cell>
          <table:table-cell office:value-type="float" office:value="2247">
            <text:p>2247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0.356030262572318">
            <text:p>-0.3560302626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902">
            <text:p>2902</text:p>
          </table:table-cell>
          <table:table-cell office:value-type="float" office:value="2911">
            <text:p>2911</text:p>
          </table:table-cell>
          <table:table-cell table:formula="of:=SUM([.F2:.F484])" office:value-type="float" office:value="18">
            <text:p>18</text:p>
          </table:table-cell>
          <table:table-cell table:formula="of:=SUM([.G2:.G484])" office:value-type="float" office:value="98">
            <text:p>98</text:p>
          </table:table-cell>
          <table:table-cell table:formula="of:=SUM([.H2:.H484])" office:value-type="float" office:value="47">
            <text:p>47</text:p>
          </table:table-cell>
          <table:table-cell table:formula="of:=SUM([.I2:.I484])" office:value-type="float" office:value="197">
            <text:p>197</text:p>
          </table:table-cell>
          <table:table-cell table:formula="of:=SUM([.J2:.J484])" office:value-type="float" office:value="116">
            <text:p>116</text:p>
          </table:table-cell>
          <table:table-cell table:formula="of:=([.J485]/([.H485]+[.I485]))*100" office:value-type="float" office:value="47.5409836065574">
            <text:p>47.5409836066</text:p>
          </table:table-cell>
          <table:table-cell table:formula="of:=AVERAGE([.L2:.L484])" office:value-type="float" office:value="0.317188833575788">
            <text:p>0.3171888336</text:p>
          </table:table-cell>
          <table:table-cell table:formula="of:=SUM([.M2:.M484])" office:value-type="float" office:value="235">
            <text:p>235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number-columns-repeated="6"/>
          <table:table-cell table:formula="of:=MIN([.L2:.L484])" office:value-type="float" office:value="-16.6050054406964">
            <text:p>-16.6050054407</text:p>
          </table:table-cell>
          <table:table-cell table:formula="of:=[.M485]/483" office:value-type="float" office:value="0.486542443064182">
            <text:p>0.486542443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365">
            <text:p>46365</text:p>
          </table:table-cell>
          <table:table-cell office:value-type="float" office:value="1">
            <text:p>1</text:p>
          </table:table-cell>
          <table:table-cell office:value-type="float" office:value="46993">
            <text:p>46993</text:p>
          </table:table-cell>
          <table:table-cell office:value-type="float" office:value="47150">
            <text:p>47150</text:p>
          </table:table-cell>
          <table:table-cell table:number-columns-repeated="6"/>
          <table:table-cell table:formula="of:=MAX([.L2:.L484])" office:value-type="float" office:value="9.48113207547169">
            <text:p>9.4811320755</text:p>
          </table:table-cell>
          <table:table-cell table:formula="of:=SUM([.C2:.C484])" office:value-type="float" office:value="292">
            <text:p>292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154">
            <text:p>6154</text:p>
          </table:table-cell>
          <table:table-cell office:value-type="float" office:value="0">
            <text:p>0</text:p>
          </table:table-cell>
          <table:table-cell office:value-type="float" office:value="6332">
            <text:p>6332</text:p>
          </table:table-cell>
          <table:table-cell office:value-type="float" office:value="6018">
            <text:p>6018</text:p>
          </table:table-cell>
          <table:table-cell table:number-columns-repeated="8"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50">
            <text:p>6250</text:p>
          </table:table-cell>
          <table:table-cell office:value-type="float" office:value="1">
            <text:p>1</text:p>
          </table:table-cell>
          <table:table-cell office:value-type="float" office:value="6245">
            <text:p>6245</text:p>
          </table:table-cell>
          <table:table-cell office:value-type="float" office:value="6230">
            <text:p>6230</text:p>
          </table:table-cell>
          <table:table-cell table:number-columns-repeated="8"/>
        </table:table-row>
        <table:table-row table:style-name="ro2" table:number-rows-repeated="104808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8:56:24</dc:date>
    <dc:creator>debian </dc:creator>
    <meta:document-statistic meta:table-count="1" meta:cell-count="5846" meta:object-count="0"/>
    <meta:generator>LibreOffice/3.5$Linux_x86 LibreOffice_project/350m1$Build-2</meta:generator>
  </office:meta>
</office:document-meta>
</file>